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76000000F506612F750CB41970.png" manifest:media-type="image/png"/>
  <manifest:file-entry manifest:full-path="Pictures/100002010000011B000000D008ADB9D244508EA2.png" manifest:media-type="image/png"/>
  <manifest:file-entry manifest:full-path="Pictures/1000020100000119000001E3D97433BBDE638F23.png" manifest:media-type="image/png"/>
  <manifest:file-entry manifest:full-path="Pictures/1000020100000118000000FC9A9A832852B4842D.png" manifest:media-type="image/png"/>
  <manifest:file-entry manifest:full-path="Pictures/10000201000000A6000001CE76E73F5AC94C6A10.png" manifest:media-type="image/png"/>
  <manifest:file-entry manifest:full-path="Pictures/10000201000000F200000024CB4D8DE887E4C902.png" manifest:media-type="image/png"/>
  <manifest:file-entry manifest:full-path="Pictures/100002010000011B000000E6470D45DEAF3EE455.png" manifest:media-type="image/png"/>
  <manifest:file-entry manifest:full-path="Pictures/10000201000000920000007BDEA4B0FF2A5D2CB9.png" manifest:media-type="image/png"/>
  <manifest:file-entry manifest:full-path="Pictures/10000201000000A2000000DA5608075E04DDFDE5.png" manifest:media-type="image/png"/>
  <manifest:file-entry manifest:full-path="Pictures/100002010000023E00000150290B97A253D98719.png" manifest:media-type="image/png"/>
  <manifest:file-entry manifest:full-path="Pictures/1000020100000114000000E98957617F7705CC31.png" manifest:media-type="image/png"/>
  <manifest:file-entry manifest:full-path="Pictures/10000201000000A600000033E74AA68B46943A35.png" manifest:media-type="image/png"/>
  <manifest:file-entry manifest:full-path="Pictures/1000020100000119000000E701DC2E14ABDAEEC6.png" manifest:media-type="image/png"/>
  <manifest:file-entry manifest:full-path="Pictures/1000020100000119000000E7EF779D458C717790.png" manifest:media-type="image/png"/>
  <manifest:file-entry manifest:full-path="Pictures/1000020100000116000000A415242C61251A98FD.png" manifest:media-type="image/png"/>
  <manifest:file-entry manifest:full-path="Pictures/100002010000011A000001129E80536265709FC8.png" manifest:media-type="image/png"/>
  <manifest:file-entry manifest:full-path="Pictures/10000201000000A200000126AC769AD417AE4644.png" manifest:media-type="image/png"/>
  <manifest:file-entry manifest:full-path="Pictures/10000201000000A3000000477859A43E0B13CAC9.png" manifest:media-type="image/png"/>
  <manifest:file-entry manifest:full-path="Pictures/100002010000011700000113EF0321E5AE1EED36.png" manifest:media-type="image/png"/>
  <manifest:file-entry manifest:full-path="Pictures/100002010000014E000000C20363466B9FE37F26.png" manifest:media-type="image/png"/>
  <manifest:file-entry manifest:full-path="Pictures/1000020100000117000001261836FCC12C620078.png" manifest:media-type="image/png"/>
  <manifest:file-entry manifest:full-path="Pictures/10000201000001190000013FDD98DA7CB2960B24.png" manifest:media-type="image/png"/>
  <manifest:file-entry manifest:full-path="Pictures/1000020100000119000000B969B597B156948760.png" manifest:media-type="image/png"/>
  <manifest:file-entry manifest:full-path="Pictures/100002010000011B00000112239A5A64305AC2CB.png" manifest:media-type="image/png"/>
  <manifest:file-entry manifest:full-path="Pictures/10000201000000B90000014DCE7E80F0D9235131.png" manifest:media-type="image/png"/>
  <manifest:file-entry manifest:full-path="Pictures/1000020100000118000000E36E39FBF07388F7B2.png" manifest:media-type="image/png"/>
  <manifest:file-entry manifest:full-path="Pictures/100002010000009B0000006892BFB26B34252608.png" manifest:media-type="image/png"/>
  <manifest:file-entry manifest:full-path="Pictures/10000201000000A2000000787E4DE4916C8B5368.png" manifest:media-type="image/png"/>
  <manifest:file-entry manifest:full-path="Pictures/10000201000000A300000082B4DB866E7A81E8BF.png" manifest:media-type="image/png"/>
  <manifest:file-entry manifest:full-path="Pictures/1000020100000118000000CE093B95450664984F.png" manifest:media-type="image/png"/>
  <manifest:file-entry manifest:full-path="Pictures/10000201000000A600000077AB1386F9028D8CF0.png" manifest:media-type="image/png"/>
  <manifest:file-entry manifest:full-path="Pictures/1000020100000157000001765A461FEAB52E8AFC.png" manifest:media-type="image/png"/>
  <manifest:file-entry manifest:full-path="Pictures/10000201000000A3000000B8BE1AD07F698F3F42.png" manifest:media-type="image/png"/>
  <manifest:file-entry manifest:full-path="Pictures/100002010000011A000000E594190BB519C3A5CF.png" manifest:media-type="image/png"/>
  <manifest:file-entry manifest:full-path="Pictures/1000020100000193000000F48FAE0E894BE66A77.png" manifest:media-type="image/png"/>
  <manifest:file-entry manifest:full-path="Pictures/1000020100000118000000D03E2B731F62BC32AA.png" manifest:media-type="image/png"/>
  <manifest:file-entry manifest:full-path="Pictures/100002010000013E0000013E752AA8F688C9519F.png" manifest:media-type="image/png"/>
  <manifest:file-entry manifest:full-path="Pictures/100002010000013600000125C3911EEB4BD79A9D.png" manifest:media-type="image/png"/>
  <manifest:file-entry manifest:full-path="Pictures/10000201000001A20000005FC89024215FDC5083.png" manifest:media-type="image/png"/>
  <manifest:file-entry manifest:full-path="Pictures/100002010000011A000000BA3462D44625FBF383.png" manifest:media-type="image/png"/>
  <manifest:file-entry manifest:full-path="Pictures/100002010000014400000031DC0FAF9B4ADF8B30.png" manifest:media-type="image/png"/>
  <manifest:file-entry manifest:full-path="Pictures/1000020100000119000000E5C014FEF572FBCA11.png" manifest:media-type="image/png"/>
  <manifest:file-entry manifest:full-path="Pictures/100002010000014500000097352EA08F6F8EE026.png" manifest:media-type="image/png"/>
  <manifest:file-entry manifest:full-path="Pictures/100002010000027C000001A4144532CB48BBC3D1.png" manifest:media-type="image/png"/>
  <manifest:file-entry manifest:full-path="Pictures/10000201000000A30000006174E60F0C72D2C324.png" manifest:media-type="image/png"/>
  <manifest:file-entry manifest:full-path="Pictures/10000201000000C8000001034AB81152507DC73A.png" manifest:media-type="image/png"/>
  <manifest:file-entry manifest:full-path="Pictures/1000020100000291000001A606C5DEA93A30D53E.png" manifest:media-type="image/png"/>
  <manifest:file-entry manifest:full-path="Pictures/100002010000011B0000010DADBB9A5E802E4BE6.png" manifest:media-type="image/png"/>
  <manifest:file-entry manifest:full-path="Pictures/1000000000000098000000B1C1003F1F7C98F6B9.jpg" manifest:media-type="image/jpeg"/>
  <manifest:file-entry manifest:full-path="Pictures/100002010000011B0000004B0F17FAE45BC8CBAC.png" manifest:media-type="image/png"/>
  <manifest:file-entry manifest:full-path="Pictures/1000020100000156000000C27606D7E4A9131603.png" manifest:media-type="image/png"/>
  <manifest:file-entry manifest:full-path="Pictures/100002010000009A0000005322662DA8824E470A.png" manifest:media-type="image/png"/>
  <manifest:file-entry manifest:full-path="Pictures/100002010000011C000000D29BE233C69A368F80.png" manifest:media-type="image/png"/>
  <manifest:file-entry manifest:full-path="Pictures/100002010000011B000000E63E10DA16ADB10C50.png" manifest:media-type="image/png"/>
  <manifest:file-entry manifest:full-path="Pictures/100002010000019F000000B003BE34869F514D69.png" manifest:media-type="image/png"/>
  <manifest:file-entry manifest:full-path="Pictures/100002010000011B000000E5CA89CEA9791C610A.png" manifest:media-type="image/png"/>
  <manifest:file-entry manifest:full-path="Pictures/100002010000014D000000A4326EE8EBFE262681.png" manifest:media-type="image/png"/>
  <manifest:file-entry manifest:full-path="Pictures/1000020100000241000001301A647A2B52F27579.png" manifest:media-type="image/png"/>
  <manifest:file-entry manifest:full-path="Pictures/1000020100000119000000BB8D3A25A36687F37A.png" manifest:media-type="image/png"/>
  <manifest:file-entry manifest:full-path="Pictures/100002010000011A000000E58D95F542F5E223A5.png" manifest:media-type="image/png"/>
  <manifest:file-entry manifest:full-path="Pictures/1000020100000156000001E0046693DED0A5A3A0.png" manifest:media-type="image/png"/>
  <manifest:file-entry manifest:full-path="Pictures/100002010000011D000000E8432F08F5EDD5A81F.png" manifest:media-type="image/png"/>
  <manifest:file-entry manifest:full-path="Pictures/10000201000001570000018C4C23518213188073.png" manifest:media-type="image/png"/>
  <manifest:file-entry manifest:full-path="Pictures/1000000000000100000000A4DF4487F4CE9941BB.png" manifest:media-type="image/png"/>
  <manifest:file-entry manifest:full-path="Pictures/10000000000001400000006005DA0DF449BA5265.png" manifest:media-type="image/png"/>
  <manifest:file-entry manifest:full-path="Pictures/10000000000001400000005089C5E5316E6196CB.png" manifest:media-type="image/png"/>
  <manifest:file-entry manifest:full-path="Pictures/100000000000013000000070B72859DE782A61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officeooo:paragraph-rsid="026a7ea5"/>
    </style:style>
    <style:style style:name="P3" style:family="paragraph" style:parent-style-name="Standard">
      <style:text-properties officeooo:rsid="004a49ce" officeooo:paragraph-rsid="026c0ffe"/>
    </style:style>
    <style:style style:name="P4" style:family="paragraph" style:parent-style-name="Standard">
      <style:text-properties officeooo:paragraph-rsid="026dcda3"/>
    </style:style>
    <style:style style:name="P5" style:family="paragraph" style:parent-style-name="Standard">
      <style:text-properties officeooo:rsid="0055942e" officeooo:paragraph-rsid="026c0ffe"/>
    </style:style>
    <style:style style:name="P6" style:family="paragraph" style:parent-style-name="Standard">
      <style:text-properties officeooo:paragraph-rsid="0270ac04"/>
    </style:style>
    <style:style style:name="P7" style:family="paragraph" style:parent-style-name="Standard">
      <style:text-properties officeooo:rsid="0056c224" officeooo:paragraph-rsid="0270ac04"/>
    </style:style>
    <style:style style:name="P8" style:family="paragraph" style:parent-style-name="Standard">
      <style:text-properties officeooo:rsid="0056c224" officeooo:paragraph-rsid="026dcda3"/>
    </style:style>
    <style:style style:name="P9" style:family="paragraph" style:parent-style-name="Standard">
      <style:text-properties officeooo:rsid="02739ae4" officeooo:paragraph-rsid="02739ae4"/>
    </style:style>
    <style:style style:name="P10" style:family="paragraph" style:parent-style-name="Standard">
      <style:text-properties officeooo:paragraph-rsid="0276359f"/>
    </style:style>
    <style:style style:name="P11" style:family="paragraph" style:parent-style-name="Standard">
      <style:text-properties officeooo:rsid="0276359f" officeooo:paragraph-rsid="0276359f"/>
    </style:style>
    <style:style style:name="P12" style:family="paragraph" style:parent-style-name="Standard">
      <style:text-properties officeooo:rsid="00508ab9" officeooo:paragraph-rsid="0276359f"/>
    </style:style>
    <style:style style:name="P13" style:family="paragraph" style:parent-style-name="Standard">
      <style:text-properties officeooo:rsid="005cd1ad" officeooo:paragraph-rsid="0276359f"/>
    </style:style>
    <style:style style:name="P14" style:family="paragraph" style:parent-style-name="Standard">
      <style:text-properties officeooo:paragraph-rsid="0277b6a3"/>
    </style:style>
    <style:style style:name="P15" style:family="paragraph" style:parent-style-name="Standard">
      <style:text-properties officeooo:rsid="0277b6a3" officeooo:paragraph-rsid="0277b6a3"/>
    </style:style>
    <style:style style:name="P16" style:family="paragraph" style:parent-style-name="Standard">
      <style:text-properties officeooo:rsid="00341027" officeooo:paragraph-rsid="0277b6a3"/>
    </style:style>
    <style:style style:name="P17" style:family="paragraph" style:parent-style-name="Standard">
      <style:text-properties officeooo:paragraph-rsid="028fca8f"/>
    </style:style>
    <style:style style:name="P18" style:family="paragraph" style:parent-style-name="Standard">
      <style:text-properties officeooo:paragraph-rsid="0293317b"/>
    </style:style>
    <style:style style:name="P19" style:family="paragraph" style:parent-style-name="Standard">
      <style:text-properties officeooo:rsid="026a7ea5" officeooo:paragraph-rsid="0294b2a1"/>
    </style:style>
    <style:style style:name="P20" style:family="paragraph" style:parent-style-name="Standard">
      <style:text-properties officeooo:paragraph-rsid="0294b2a1"/>
    </style:style>
    <style:style style:name="P21" style:family="paragraph" style:parent-style-name="Footer">
      <style:paragraph-properties fo:text-align="center" style:justify-single-word="false"/>
    </style:style>
    <style:style style:name="P22" style:family="paragraph" style:parent-style-name="Text_20_body">
      <style:text-properties officeooo:rsid="0037a347" officeooo:paragraph-rsid="0037a347"/>
    </style:style>
    <style:style style:name="P23" style:family="paragraph" style:parent-style-name="Text_20_body">
      <style:text-properties officeooo:rsid="0037a347" officeooo:paragraph-rsid="003ee7f2"/>
    </style:style>
    <style:style style:name="P24" style:family="paragraph" style:parent-style-name="Text_20_body">
      <style:text-properties officeooo:rsid="0037a347" officeooo:paragraph-rsid="00434ec1"/>
    </style:style>
    <style:style style:name="P25" style:family="paragraph" style:parent-style-name="Text_20_body">
      <style:text-properties officeooo:rsid="0037a347" officeooo:paragraph-rsid="00452c81"/>
    </style:style>
    <style:style style:name="P26" style:family="paragraph" style:parent-style-name="Text_20_body">
      <style:text-properties officeooo:rsid="0037a347" officeooo:paragraph-rsid="00477503"/>
    </style:style>
    <style:style style:name="P27" style:family="paragraph" style:parent-style-name="Text_20_body">
      <style:text-properties officeooo:rsid="0037a347" officeooo:paragraph-rsid="0048e802"/>
    </style:style>
    <style:style style:name="P28" style:family="paragraph" style:parent-style-name="Text_20_body">
      <style:text-properties officeooo:rsid="0037a347" officeooo:paragraph-rsid="026a7ea5"/>
    </style:style>
    <style:style style:name="P29" style:family="paragraph" style:parent-style-name="Text_20_body">
      <style:text-properties officeooo:rsid="0037a347" officeooo:paragraph-rsid="026ae5ed"/>
    </style:style>
    <style:style style:name="P30" style:family="paragraph" style:parent-style-name="Text_20_body">
      <style:text-properties officeooo:rsid="0037a347" officeooo:paragraph-rsid="0276359f"/>
    </style:style>
    <style:style style:name="P31" style:family="paragraph" style:parent-style-name="Text_20_body">
      <style:text-properties officeooo:rsid="0040c814" officeooo:paragraph-rsid="0040c814"/>
    </style:style>
    <style:style style:name="P32" style:family="paragraph" style:parent-style-name="Text_20_body">
      <style:text-properties officeooo:rsid="0040c814" officeooo:paragraph-rsid="0041d1bd"/>
    </style:style>
    <style:style style:name="P33" style:family="paragraph" style:parent-style-name="Text_20_body">
      <style:text-properties officeooo:rsid="0040c814" officeooo:paragraph-rsid="026f6b43"/>
    </style:style>
    <style:style style:name="P34" style:family="paragraph" style:parent-style-name="Text_20_body">
      <style:text-properties officeooo:rsid="0040c814" officeooo:paragraph-rsid="026a7ea5"/>
    </style:style>
    <style:style style:name="P35" style:family="paragraph" style:parent-style-name="Text_20_body">
      <style:text-properties officeooo:rsid="00477503"/>
    </style:style>
    <style:style style:name="P36" style:family="paragraph" style:parent-style-name="Text_20_body">
      <style:text-properties officeooo:rsid="00477503" officeooo:paragraph-rsid="00477503"/>
    </style:style>
    <style:style style:name="P37" style:family="paragraph" style:parent-style-name="Text_20_body">
      <style:text-properties officeooo:rsid="004a49ce" officeooo:paragraph-rsid="025113b6"/>
    </style:style>
    <style:style style:name="P38" style:family="paragraph" style:parent-style-name="Text_20_body">
      <style:text-properties officeooo:rsid="004a49ce" officeooo:paragraph-rsid="026c0ffe"/>
    </style:style>
    <style:style style:name="P39" style:family="paragraph" style:parent-style-name="Text_20_body">
      <style:text-properties officeooo:rsid="004a49ce" officeooo:paragraph-rsid="0276359f"/>
    </style:style>
    <style:style style:name="P40" style:family="paragraph" style:parent-style-name="Text_20_body">
      <style:text-properties officeooo:rsid="004c1272" officeooo:paragraph-rsid="026c0ffe"/>
    </style:style>
    <style:style style:name="P41" style:family="paragraph" style:parent-style-name="Text_20_body">
      <style:text-properties officeooo:rsid="00508ab9" officeooo:paragraph-rsid="026c0ffe"/>
    </style:style>
    <style:style style:name="P42" style:family="paragraph" style:parent-style-name="Text_20_body">
      <style:text-properties officeooo:rsid="00508ab9" officeooo:paragraph-rsid="026f6b43"/>
    </style:style>
    <style:style style:name="P43" style:family="paragraph" style:parent-style-name="Text_20_body">
      <style:text-properties officeooo:rsid="00508ab9" officeooo:paragraph-rsid="0276359f"/>
    </style:style>
    <style:style style:name="P44" style:family="paragraph" style:parent-style-name="Text_20_body">
      <style:text-properties officeooo:rsid="0055942e" officeooo:paragraph-rsid="026a7ea5"/>
    </style:style>
    <style:style style:name="P45" style:family="paragraph" style:parent-style-name="Text_20_body">
      <style:text-properties officeooo:rsid="005becca" officeooo:paragraph-rsid="0270ac04"/>
    </style:style>
    <style:style style:name="P46" style:family="paragraph" style:parent-style-name="Text_20_body">
      <style:text-properties officeooo:rsid="005cd1ad" officeooo:paragraph-rsid="0276359f"/>
    </style:style>
    <style:style style:name="P47" style:family="paragraph" style:parent-style-name="Text_20_body">
      <style:text-properties officeooo:rsid="010269db" officeooo:paragraph-rsid="010c7ce9"/>
    </style:style>
    <style:style style:name="P48" style:family="paragraph" style:parent-style-name="Text_20_body">
      <style:text-properties officeooo:rsid="010269db" officeooo:paragraph-rsid="025113b6"/>
    </style:style>
    <style:style style:name="P49" style:family="paragraph" style:parent-style-name="Text_20_body">
      <style:text-properties fo:font-weight="normal" officeooo:rsid="004a49ce" officeooo:paragraph-rsid="026c0ffe" style:font-weight-asian="normal" style:font-weight-complex="normal"/>
    </style:style>
    <style:style style:name="P50" style:family="paragraph" style:parent-style-name="Text_20_body">
      <style:text-properties officeooo:rsid="005e2427" officeooo:paragraph-rsid="0276359f"/>
    </style:style>
    <style:style style:name="P51" style:family="paragraph" style:parent-style-name="Text_20_body">
      <style:text-properties officeooo:rsid="00f95ce0" officeooo:paragraph-rsid="025113b6"/>
    </style:style>
    <style:style style:name="P52" style:family="paragraph" style:parent-style-name="Text_20_body">
      <style:text-properties officeooo:rsid="01190594" officeooo:paragraph-rsid="026c0ffe"/>
    </style:style>
    <style:style style:name="P53" style:family="paragraph" style:parent-style-name="Text_20_body">
      <style:text-properties officeooo:rsid="026a7ea5" officeooo:paragraph-rsid="026a7ea5"/>
    </style:style>
    <style:style style:name="P54" style:family="paragraph" style:parent-style-name="Text_20_body">
      <style:text-properties officeooo:paragraph-rsid="026ae5ed"/>
    </style:style>
    <style:style style:name="P55" style:family="paragraph" style:parent-style-name="Text_20_body">
      <style:text-properties officeooo:paragraph-rsid="026dcda3"/>
    </style:style>
    <style:style style:name="P56" style:family="paragraph" style:parent-style-name="Text_20_body">
      <style:text-properties officeooo:rsid="026dcda3" officeooo:paragraph-rsid="026dcda3"/>
    </style:style>
    <style:style style:name="P57" style:family="paragraph" style:parent-style-name="Text_20_body">
      <style:text-properties officeooo:paragraph-rsid="026f6b43"/>
    </style:style>
    <style:style style:name="P58" style:family="paragraph" style:parent-style-name="Text_20_body">
      <style:text-properties officeooo:paragraph-rsid="025113b6"/>
    </style:style>
    <style:style style:name="P59" style:family="paragraph" style:parent-style-name="Text_20_body">
      <style:text-properties officeooo:paragraph-rsid="0270ac04"/>
    </style:style>
    <style:style style:name="P60" style:family="paragraph" style:parent-style-name="Text_20_body">
      <style:text-properties officeooo:rsid="0270ac04" officeooo:paragraph-rsid="0270ac04"/>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Text_20_body">
      <style:text-properties officeooo:rsid="027ed652" officeooo:paragraph-rsid="027ed652"/>
    </style:style>
    <style:style style:name="P74" style:family="paragraph" style:parent-style-name="Text_20_body">
      <style:text-properties officeooo:rsid="02822f58" officeooo:paragraph-rsid="02822f58"/>
    </style:style>
    <style:style style:name="P75" style:family="paragraph" style:parent-style-name="Text_20_body">
      <style:text-properties officeooo:rsid="02822f58" officeooo:paragraph-rsid="02847a40"/>
    </style:style>
    <style:style style:name="P76" style:family="paragraph" style:parent-style-name="Text_20_body">
      <style:text-properties officeooo:paragraph-rsid="02822f58"/>
    </style:style>
    <style:style style:name="P77" style:family="paragraph" style:parent-style-name="Text_20_body">
      <style:text-properties officeooo:paragraph-rsid="0289a175"/>
    </style:style>
    <style:style style:name="P78" style:family="paragraph" style:parent-style-name="Text_20_body">
      <style:text-properties officeooo:rsid="028b7451" officeooo:paragraph-rsid="028b7451"/>
    </style:style>
    <style:style style:name="P79" style:family="paragraph" style:parent-style-name="Text_20_body">
      <style:text-properties officeooo:paragraph-rsid="028fca8f"/>
    </style:style>
    <style:style style:name="P80" style:family="paragraph" style:parent-style-name="Text_20_body">
      <style:text-properties officeooo:rsid="0292f8e7" officeooo:paragraph-rsid="0292f8e7"/>
    </style:style>
    <style:style style:name="P81" style:family="paragraph" style:parent-style-name="Text_20_body">
      <style:text-properties officeooo:rsid="0292f8e7" officeooo:paragraph-rsid="0293317b"/>
    </style:style>
    <style:style style:name="P82" style:family="paragraph" style:parent-style-name="Text_20_body">
      <style:text-properties officeooo:rsid="029172bf" officeooo:paragraph-rsid="029172bf"/>
    </style:style>
    <style:style style:name="P83" style:family="paragraph" style:parent-style-name="Text_20_body">
      <style:text-properties officeooo:rsid="029172bf" officeooo:paragraph-rsid="0293317b"/>
    </style:style>
    <style:style style:name="P84" style:family="paragraph" style:parent-style-name="Text_20_body">
      <style:text-properties officeooo:paragraph-rsid="0293317b"/>
    </style:style>
    <style:style style:name="P85" style:family="paragraph" style:parent-style-name="Text_20_body">
      <style:text-properties officeooo:rsid="0293317b" officeooo:paragraph-rsid="0293317b"/>
    </style:style>
    <style:style style:name="P86" style:family="paragraph" style:parent-style-name="Text_20_body">
      <style:text-properties officeooo:rsid="0294b2a1" officeooo:paragraph-rsid="0294b2a1"/>
    </style:style>
    <style:style style:name="P87" style:family="paragraph" style:parent-style-name="Text_20_body">
      <style:text-properties officeooo:paragraph-rsid="0294b2a1"/>
    </style:style>
    <style:style style:name="P88" style:family="paragraph" style:parent-style-name="Text_20_body">
      <style:text-properties style:font-name="Albany" fo:font-weight="bold" officeooo:rsid="026dcda3" style:font-name-asian="Microsoft YaHei" style:font-weight-asian="bold" style:font-name-complex="Mangal" style:font-weight-complex="bold"/>
    </style:style>
    <style:style style:name="P89" style:family="paragraph" style:parent-style-name="Horizontal_20_Line">
      <style:text-properties officeooo:rsid="0040c814"/>
    </style:style>
    <style:style style:name="P90" style:family="paragraph" style:parent-style-name="Horizontal_20_Line">
      <style:text-properties officeooo:rsid="00477503"/>
    </style:style>
    <style:style style:name="P91" style:family="paragraph" style:parent-style-name="Table_20_Contents">
      <style:text-properties fo:color="#ffffff" loext:opacity="100%" fo:font-weight="bold" officeooo:rsid="00f95ce0" officeooo:paragraph-rsid="025113b6" style:font-weight-asian="bold" style:font-weight-complex="bold"/>
    </style:style>
    <style:style style:name="P92" style:family="paragraph" style:parent-style-name="Table_20_Contents">
      <style:text-properties fo:color="#ffffff" loext:opacity="100%" fo:font-weight="bold" officeooo:rsid="02822f58" officeooo:paragraph-rsid="02822f58" style:font-weight-asian="bold" style:font-weight-complex="bold"/>
    </style:style>
    <style:style style:name="P93" style:family="paragraph" style:parent-style-name="Text_20_body" style:master-page-name="">
      <style:paragraph-properties style:page-number="auto" fo:break-before="auto" fo:break-after="auto"/>
      <style:text-properties officeooo:rsid="004a49ce" officeooo:paragraph-rsid="026c0ffe"/>
    </style:style>
    <style:style style:name="P94" style:family="paragraph" style:parent-style-name="Contents_20_1">
      <style:paragraph-properties>
        <style:tab-stops>
          <style:tab-stop style:position="19.001cm" style:type="right" style:leader-style="dotted" style:leader-text="."/>
        </style:tab-stops>
      </style:paragraph-properties>
    </style:style>
    <style:style style:name="P95" style:family="paragraph" style:parent-style-name="Contents_20_2">
      <style:paragraph-properties>
        <style:tab-stops>
          <style:tab-stop style:position="18.501cm" style:type="right" style:leader-style="dotted" style:leader-text="."/>
        </style:tab-stops>
      </style:paragraph-properties>
    </style:style>
    <style:style style:name="P96" style:family="paragraph" style:parent-style-name="Contents_20_3">
      <style:paragraph-properties>
        <style:tab-stops>
          <style:tab-stop style:position="18.002cm" style:type="right" style:leader-style="dotted" style:leader-text="."/>
        </style:tab-stops>
      </style:paragraph-properties>
    </style:style>
    <style:style style:name="P97"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98" style:family="paragraph" style:parent-style-name="Text_20_body">
      <style:paragraph-properties fo:margin-top="0cm" fo:margin-bottom="0cm" style:contextual-spacing="false"/>
      <style:text-properties officeooo:paragraph-rsid="0294b2a1"/>
    </style:style>
    <style:style style:name="P99" style:family="paragraph" style:parent-style-name="Contents_20_1">
      <style:paragraph-properties>
        <style:tab-stops>
          <style:tab-stop style:position="19.001cm" style:type="right" style:leader-style="dotted" style:leader-text="."/>
        </style:tab-stops>
      </style:paragraph-properties>
    </style:style>
    <style:style style:name="P100" style:family="paragraph" style:parent-style-name="Contents_20_2">
      <style:paragraph-properties>
        <style:tab-stops>
          <style:tab-stop style:position="18.501cm" style:type="right" style:leader-style="dotted" style:leader-text="."/>
        </style:tab-stops>
      </style:paragraph-properties>
    </style:style>
    <style:style style:name="P101" style:family="paragraph" style:parent-style-name="Contents_20_3">
      <style:paragraph-properties>
        <style:tab-stops>
          <style:tab-stop style:position="18.002cm" style:type="right" style:leader-style="dotted" style:leader-text="."/>
        </style:tab-stops>
      </style:paragraph-properties>
    </style:style>
    <style:style style:name="P102"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103"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104"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105"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107"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officeooo:paragraph-rsid="0270ac04"/>
    </style:style>
    <style:style style:name="P112" style:family="paragraph" style:parent-style-name="Heading_20_1">
      <style:paragraph-properties fo:margin-top="0cm" fo:margin-bottom="0cm" style:contextual-spacing="false"/>
      <style:text-properties officeooo:paragraph-rsid="0277b6a3"/>
    </style:style>
    <style:style style:name="P113" style:family="paragraph" style:parent-style-name="Heading_20_2">
      <style:text-properties officeooo:paragraph-rsid="027d6826"/>
    </style:style>
    <style:style style:name="P114" style:family="paragraph" style:parent-style-name="Heading_20_2">
      <style:text-properties officeooo:paragraph-rsid="0293317b"/>
    </style:style>
    <style:style style:name="P115" style:family="paragraph" style:parent-style-name="Heading_20_2">
      <style:text-properties officeooo:paragraph-rsid="027970c0"/>
    </style:style>
    <style:style style:name="P116" style:family="paragraph" style:parent-style-name="Heading_20_2">
      <style:text-properties officeooo:paragraph-rsid="0270ac04"/>
    </style:style>
    <style:style style:name="P117" style:family="paragraph" style:parent-style-name="Heading_20_2">
      <style:text-properties fo:font-size="16.1000003814697pt" style:font-size-asian="16.1000003814697pt" style:font-size-complex="16.1000003814697pt"/>
    </style:style>
    <style:style style:name="P118" style:family="paragraph" style:parent-style-name="Heading_20_3">
      <style:text-properties officeooo:paragraph-rsid="0293317b"/>
    </style:style>
    <style:style style:name="P119" style:family="paragraph" style:parent-style-name="Heading_20_3">
      <style:text-properties fo:font-size="14.1000003814697pt" style:font-size-asian="14.1000003814697pt" style:font-size-complex="14.1000003814697pt"/>
    </style:style>
    <style:style style:name="P120" style:family="paragraph" style:parent-style-name="Text_20_body" style:list-style-name="L1"/>
    <style:style style:name="P121" style:family="paragraph" style:parent-style-name="Text_20_body">
      <style:text-properties officeooo:paragraph-rsid="0294b2a1"/>
    </style:style>
    <style:style style:name="P122" style:family="paragraph" style:parent-style-name="Text_20_body">
      <style:text-properties officeooo:rsid="026dcda3" officeooo:paragraph-rsid="0294b2a1"/>
    </style:style>
    <style:style style:name="P123" style:family="paragraph" style:parent-style-name="Text_20_body">
      <style:text-properties officeooo:rsid="02977e4b" officeooo:paragraph-rsid="02977e4b"/>
    </style:style>
    <style:style style:name="P124" style:family="paragraph" style:parent-style-name="Text_20_body">
      <style:text-properties officeooo:paragraph-rsid="0270ac04"/>
    </style:style>
    <style:style style:name="T1" style:family="text">
      <style:text-properties officeooo:rsid="02816e59"/>
    </style:style>
    <style:style style:name="T2" style:family="text">
      <style:text-properties officeooo:rsid="0295ac47"/>
    </style:style>
    <style:style style:name="T3" style:family="text">
      <style:text-properties fo:font-weight="bold" style:font-weight-asian="bold" style:font-weight-complex="bold"/>
    </style:style>
    <style:style style:name="T4" style:family="text">
      <style:text-properties fo:font-weight="bold" officeooo:rsid="003ee7f2" style:font-weight-asian="bold" style:font-weight-complex="bold"/>
    </style:style>
    <style:style style:name="T5" style:family="text">
      <style:text-properties fo:font-weight="bold" officeooo:rsid="0037a347" style:font-weight-asian="bold" style:font-weight-complex="bold"/>
    </style:style>
    <style:style style:name="T6" style:family="text">
      <style:text-properties fo:font-weight="bold" officeooo:rsid="0040c814" style:font-weight-asian="bold" style:font-weight-complex="bold"/>
    </style:style>
    <style:style style:name="T7" style:family="text">
      <style:text-properties fo:font-weight="bold" officeooo:rsid="0041d1bd" style:font-weight-asian="bold" style:font-weight-complex="bold"/>
    </style:style>
    <style:style style:name="T8" style:family="text">
      <style:text-properties fo:font-weight="bold" officeooo:rsid="00434ec1"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77503" style:font-weight-asian="bold" style:font-weight-complex="bold"/>
    </style:style>
    <style:style style:name="T11" style:family="text">
      <style:text-properties fo:font-weight="bold" officeooo:rsid="00508ab9" style:font-weight-asian="bold" style:font-weight-complex="bold"/>
    </style:style>
    <style:style style:name="T12" style:family="text">
      <style:text-properties fo:font-weight="bold" officeooo:rsid="00526d1a" style:font-weight-asian="bold" style:font-weight-complex="bold"/>
    </style:style>
    <style:style style:name="T13" style:family="text">
      <style:text-properties fo:font-weight="bold" officeooo:rsid="0056c224" style:font-weight-asian="bold" style:font-weight-complex="bold"/>
    </style:style>
    <style:style style:name="T14" style:family="text">
      <style:text-properties fo:font-weight="bold" officeooo:rsid="026a7ea5" style:font-weight-asian="bold" style:font-weight-complex="bold"/>
    </style:style>
    <style:style style:name="T15" style:family="text">
      <style:text-properties fo:font-weight="bold" officeooo:rsid="026ae5ed" style:font-weight-asian="bold" style:font-weight-complex="bold"/>
    </style:style>
    <style:style style:name="T16" style:family="text">
      <style:text-properties fo:font-weight="bold" officeooo:rsid="0270ac04" style:font-weight-asian="bold" style:font-weight-complex="bold"/>
    </style:style>
    <style:style style:name="T17" style:family="text">
      <style:text-properties fo:font-weight="bold" officeooo:rsid="0277b6a3" style:font-weight-asian="bold" style:font-weight-complex="bold"/>
    </style:style>
    <style:style style:name="T18" style:family="text">
      <style:text-properties officeooo:rsid="0037a347"/>
    </style:style>
    <style:style style:name="T19" style:family="text">
      <style:text-properties officeooo:rsid="003ee7f2"/>
    </style:style>
    <style:style style:name="T20" style:family="text">
      <style:text-properties officeooo:rsid="0040c814"/>
    </style:style>
    <style:style style:name="T21" style:family="text">
      <style:text-properties officeooo:rsid="00419f62"/>
    </style:style>
    <style:style style:name="T22" style:family="text">
      <style:text-properties officeooo:rsid="0041d1bd"/>
    </style:style>
    <style:style style:name="T23" style:family="text">
      <style:text-properties officeooo:rsid="00434ec1"/>
    </style:style>
    <style:style style:name="T24" style:family="text">
      <style:text-properties officeooo:rsid="00452c81"/>
    </style:style>
    <style:style style:name="T25" style:family="text">
      <style:text-properties officeooo:rsid="004612e2"/>
    </style:style>
    <style:style style:name="T26" style:family="text">
      <style:text-properties officeooo:rsid="00477503"/>
    </style:style>
    <style:style style:name="T27" style:family="text">
      <style:text-properties officeooo:rsid="0048e802"/>
    </style:style>
    <style:style style:name="T28" style:family="text">
      <style:text-properties officeooo:rsid="004a49ce"/>
    </style:style>
    <style:style style:name="T29" style:family="text">
      <style:text-properties officeooo:rsid="00508ab9"/>
    </style:style>
    <style:style style:name="T30" style:family="text">
      <style:text-properties officeooo:rsid="00526d1a"/>
    </style:style>
    <style:style style:name="T31" style:family="text">
      <style:text-properties officeooo:rsid="0056c224"/>
    </style:style>
    <style:style style:name="T32" style:family="text">
      <style:text-properties officeooo:rsid="005a7311"/>
    </style:style>
    <style:style style:name="T33" style:family="text">
      <style:text-properties officeooo:rsid="005becca"/>
    </style:style>
    <style:style style:name="T34" style:family="text">
      <style:text-properties officeooo:rsid="010269db"/>
    </style:style>
    <style:style style:name="T35" style:family="text">
      <style:text-properties officeooo:rsid="01229c2b"/>
    </style:style>
    <style:style style:name="T36" style:family="text">
      <style:text-properties officeooo:rsid="025115ca"/>
    </style:style>
    <style:style style:name="T37" style:family="text">
      <style:text-properties officeooo:rsid="026a7ea5"/>
    </style:style>
    <style:style style:name="T38" style:family="text">
      <style:text-properties officeooo:rsid="026ae5ed"/>
    </style:style>
    <style:style style:name="T39" style:family="text">
      <style:text-properties fo:font-weight="normal" style:font-weight-asian="normal" style:font-weight-complex="normal"/>
    </style:style>
    <style:style style:name="T40" style:family="text">
      <style:text-properties fo:font-weight="normal" officeooo:rsid="0037a347" style:font-weight-asian="normal" style:font-weight-complex="normal"/>
    </style:style>
    <style:style style:name="T41" style:family="text">
      <style:text-properties fo:font-weight="normal" officeooo:rsid="0056c224" style:font-weight-asian="normal" style:font-weight-complex="normal"/>
    </style:style>
    <style:style style:name="T42" style:family="text">
      <style:text-properties fo:font-weight="normal" officeooo:rsid="0270ac04" style:font-weight-asian="normal" style:font-weight-complex="normal"/>
    </style:style>
    <style:style style:name="T43" style:family="text">
      <style:text-properties fo:font-weight="normal" officeooo:rsid="0055942e" style:font-weight-asian="normal" style:font-weight-complex="normal"/>
    </style:style>
    <style:style style:name="T44" style:family="text">
      <style:text-properties officeooo:rsid="026c0ffe"/>
    </style:style>
    <style:style style:name="T45" style:family="text">
      <style:text-properties officeooo:rsid="026dcda3"/>
    </style:style>
    <style:style style:name="T46"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9" style:family="text">
      <style:text-properties style:font-name="Albany" fo:font-weight="bold" officeooo:rsid="00526d1a" style:font-name-asian="Microsoft YaHei" style:font-weight-asian="bold" style:font-name-complex="Mangal" style:font-weight-complex="bold"/>
    </style:style>
    <style:style style:name="T50" style:family="text">
      <style:text-properties style:font-name="Albany" fo:font-weight="bold" officeooo:rsid="0276359f" style:font-name-asian="Microsoft YaHei" style:font-weight-asian="bold" style:font-name-complex="Mangal" style:font-weight-complex="bold"/>
    </style:style>
    <style:style style:name="T51" style:family="text">
      <style:text-properties style:font-name="Albany" fo:font-weight="bold" officeooo:rsid="0037a347" style:font-name-asian="Microsoft YaHei" style:font-weight-asian="bold" style:font-name-complex="Mangal" style:font-weight-complex="bold"/>
    </style:style>
    <style:style style:name="T52" style:family="text">
      <style:text-properties style:font-name="Albany" fo:font-weight="bold" officeooo:rsid="0277b6a3" style:font-name-asian="Microsoft YaHei" style:font-weight-asian="bold" style:font-name-complex="Mangal" style:font-weight-complex="bold"/>
    </style:style>
    <style:style style:name="T53" style:family="text">
      <style:text-properties style:font-name="Albany" fo:font-weight="bold" officeooo:rsid="026dcda3" style:font-name-asian="Microsoft YaHei" style:font-weight-asian="bold" style:font-name-complex="Mangal" style:font-weight-complex="bold"/>
    </style:style>
    <style:style style:name="T54" style:family="text">
      <style:text-properties style:font-name="Albany" fo:font-size="16.1000003814697pt" fo:font-weight="bold" officeooo:rsid="0293317b" style:font-name-asian="Microsoft YaHei" style:font-size-asian="16.1000003814697pt" style:font-weight-asian="bold" style:font-name-complex="Mangal" style:font-size-complex="16.1000003814697pt" style:font-weight-complex="bold"/>
    </style:style>
    <style:style style:name="T55" style:family="text">
      <style:text-properties officeooo:rsid="0270ac04"/>
    </style:style>
    <style:style style:name="T56" style:family="text">
      <style:text-properties officeooo:rsid="0276359f"/>
    </style:style>
    <style:style style:name="T57" style:family="text">
      <style:text-properties officeooo:rsid="0277b6a3"/>
    </style:style>
    <style:style style:name="T58" style:family="text">
      <style:text-properties officeooo:rsid="027d6826"/>
    </style:style>
    <style:style style:name="T59" style:family="text">
      <style:text-properties officeooo:rsid="027ed652"/>
    </style:style>
    <style:style style:name="T60" style:family="text">
      <style:text-properties officeooo:rsid="0289a175"/>
    </style:style>
    <style:style style:name="T61" style:family="text">
      <style:text-properties officeooo:rsid="028fca8f"/>
    </style:style>
    <style:style style:name="T62" style:family="text">
      <style:text-properties officeooo:rsid="029172bf"/>
    </style:style>
    <style:style style:name="T63" style:family="text">
      <style:text-properties officeooo:rsid="0293317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22" table:style-name="Tabelle22">
        <table:table-column table:style-name="Tabelle22.A"/>
        <table:table-column table:style-name="Tabelle22.B"/>
        <table:table-row table:style-name="Tabelle22.1">
          <table:table-cell table:style-name="Tabelle22.A1" office:value-type="string">
            <text:p text:style-name="P98"><draw:frame draw:style-name="fr10" draw:name="Bild37" text:anchor-type="char" svg:width="0.831cm" svg:height="0.831cm" draw:z-index="68"><draw:image xlink:href="Pictures/1000020100000080000000800F3254CFE33124B2.png" xlink:type="simple" xlink:show="embed" xlink:actuate="onLoad" draw:mime-type="image/png"/></draw:frame></text:p>
          </table:table-cell>
          <table:table-cell table:style-name="Tabelle22.B1" office:value-type="string">
            <text:p text:style-name="P97"><text:s/>7.1.6 Editors - 3D View<text:span text:style-name="T2">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4"><text:a xlink:type="simple" xlink:href="#__RefHeading___Toc4236_4194461024" text:style-name="Index_20_Link" text:visited-style-name="Index_20_Link">Add Menu<text:tab/>3</text:a></text:p>
          <text:p text:style-name="P94"><text:a xlink:type="simple" xlink:href="#__RefHeading___Toc865_1408617481" text:style-name="Index_20_Link" text:visited-style-name="Index_20_Link">Mesh<text:tab/>3</text:a></text:p>
          <text:p text:style-name="P95"><text:a xlink:type="simple" xlink:href="#__RefHeading___Toc858_1408617481" text:style-name="Index_20_Link" text:visited-style-name="Index_20_Link">Plane<text:tab/>4</text:a></text:p>
          <text:p text:style-name="P96"><text:a xlink:type="simple" xlink:href="#__RefHeading___Toc860_1408617481" text:style-name="Index_20_Link" text:visited-style-name="Index_20_Link">Last Operator Add Plane Panel<text:tab/>4</text:a></text:p>
          <text:p text:style-name="P95"><text:a xlink:type="simple" xlink:href="#__RefHeading___Toc867_1408617481" text:style-name="Index_20_Link" text:visited-style-name="Index_20_Link">Cube<text:tab/>4</text:a></text:p>
          <text:p text:style-name="P96"><text:a xlink:type="simple" xlink:href="#__RefHeading___Toc869_1408617481" text:style-name="Index_20_Link" text:visited-style-name="Index_20_Link">Last Operator Add Cube Panel<text:tab/>4</text:a></text:p>
          <text:p text:style-name="P95"><text:a xlink:type="simple" xlink:href="#__RefHeading___Toc1003_1013110249" text:style-name="Index_20_Link" text:visited-style-name="Index_20_Link">Circle<text:tab/>4</text:a></text:p>
          <text:p text:style-name="P96"><text:a xlink:type="simple" xlink:href="#__RefHeading___Toc869_14086174811" text:style-name="Index_20_Link" text:visited-style-name="Index_20_Link">Last Operator Add Circle Panel<text:tab/>4</text:a></text:p>
          <text:p text:style-name="P95"><text:a xlink:type="simple" xlink:href="#__RefHeading___Toc1005_1013110249" text:style-name="Index_20_Link" text:visited-style-name="Index_20_Link">UV Sphere<text:tab/>5</text:a></text:p>
          <text:p text:style-name="P96"><text:a xlink:type="simple" xlink:href="#__RefHeading___Toc869_140861748111" text:style-name="Index_20_Link" text:visited-style-name="Index_20_Link">Last Operator Add UV Sphere Panel<text:tab/>5</text:a></text:p>
          <text:p text:style-name="P95"><text:a xlink:type="simple" xlink:href="#__RefHeading___Toc1007_1013110249" text:style-name="Index_20_Link" text:visited-style-name="Index_20_Link">Ico Sphere<text:tab/>5</text:a></text:p>
          <text:p text:style-name="P96"><text:a xlink:type="simple" xlink:href="#__RefHeading___Toc869_1408617481111" text:style-name="Index_20_Link" text:visited-style-name="Index_20_Link">Last Operator Add Ico Sphere Panel<text:tab/>5</text:a></text:p>
          <text:p text:style-name="P95"><text:a xlink:type="simple" xlink:href="#__RefHeading___Toc1009_1013110249" text:style-name="Index_20_Link" text:visited-style-name="Index_20_Link">Cylinder<text:tab/>5</text:a></text:p>
          <text:p text:style-name="P96"><text:a xlink:type="simple" xlink:href="#__RefHeading___Toc869_140861748112" text:style-name="Index_20_Link" text:visited-style-name="Index_20_Link">Last Operator Add Circle Panel<text:tab/>5</text:a></text:p>
          <text:p text:style-name="P95"><text:a xlink:type="simple" xlink:href="#__RefHeading___Toc1011_1013110249" text:style-name="Index_20_Link" text:visited-style-name="Index_20_Link">Cone<text:tab/>6</text:a></text:p>
          <text:p text:style-name="P96"><text:a xlink:type="simple" xlink:href="#__RefHeading___Toc869_1408617481121" text:style-name="Index_20_Link" text:visited-style-name="Index_20_Link">Last Operator Add Cone Panel<text:tab/>6</text:a></text:p>
          <text:p text:style-name="P95"><text:a xlink:type="simple" xlink:href="#__RefHeading___Toc1013_1013110249" text:style-name="Index_20_Link" text:visited-style-name="Index_20_Link">Torus<text:tab/>6</text:a></text:p>
          <text:p text:style-name="P96"><text:a xlink:type="simple" xlink:href="#__RefHeading___Toc869_14086174811211" text:style-name="Index_20_Link" text:visited-style-name="Index_20_Link">Last Operator Add Torus Panel<text:tab/>6</text:a></text:p>
          <text:p text:style-name="P95"><text:a xlink:type="simple" xlink:href="#__RefHeading___Toc1015_1013110249" text:style-name="Index_20_Link" text:visited-style-name="Index_20_Link">Grid<text:tab/>7</text:a></text:p>
          <text:p text:style-name="P96"><text:a xlink:type="simple" xlink:href="#__RefHeading___Toc860_14086174811" text:style-name="Index_20_Link" text:visited-style-name="Index_20_Link">Last Operator Add Grid Panel<text:tab/>7</text:a></text:p>
          <text:p text:style-name="P95"><text:a xlink:type="simple" xlink:href="#__RefHeading___Toc1017_1013110249" text:style-name="Index_20_Link" text:visited-style-name="Index_20_Link">Monkey<text:tab/>7</text:a></text:p>
          <text:p text:style-name="P96"><text:a xlink:type="simple" xlink:href="#__RefHeading___Toc860_140861748111" text:style-name="Index_20_Link" text:visited-style-name="Index_20_Link">Last Operator Add Monkey Panel<text:tab/>7</text:a></text:p>
          <text:p text:style-name="P94"><text:a xlink:type="simple" xlink:href="#__RefHeading___Toc4238_4194461024" text:style-name="Index_20_Link" text:visited-style-name="Index_20_Link">Curve<text:tab/>7</text:a></text:p>
          <text:p text:style-name="P95"><text:a xlink:type="simple" xlink:href="#__RefHeading___Toc4240_4194461024" text:style-name="Index_20_Link" text:visited-style-name="Index_20_Link">Bezier<text:tab/>8</text:a></text:p>
          <text:p text:style-name="P95"><text:a xlink:type="simple" xlink:href="#__RefHeading___Toc1190_9183197021" text:style-name="Index_20_Link" text:visited-style-name="Index_20_Link">Circle<text:tab/>8</text:a></text:p>
          <text:p text:style-name="P95"><text:a xlink:type="simple" xlink:href="#__RefHeading___Toc1192_9183197021" text:style-name="Index_20_Link" text:visited-style-name="Index_20_Link">Nurbs Curve<text:tab/>8</text:a></text:p>
          <text:p text:style-name="P95"><text:a xlink:type="simple" xlink:href="#__RefHeading___Toc1194_9183197021" text:style-name="Index_20_Link" text:visited-style-name="Index_20_Link">Nurbs Circle<text:tab/>8</text:a></text:p>
          <text:p text:style-name="P95"><text:a xlink:type="simple" xlink:href="#__RefHeading___Toc1196_9183197021" text:style-name="Index_20_Link" text:visited-style-name="Index_20_Link">Path<text:tab/>8</text:a></text:p>
          <text:p text:style-name="P96"><text:a xlink:type="simple" xlink:href="#__RefHeading___Toc1198_9183197021" text:style-name="Index_20_Link" text:visited-style-name="Index_20_Link">Last Operator Add Curve<text:tab/>8</text:a></text:p>
          <text:p text:style-name="P94"><text:a xlink:type="simple" xlink:href="#__RefHeading___Toc4242_4194461024" text:style-name="Index_20_Link" text:visited-style-name="Index_20_Link">Surface<text:tab/>8</text:a></text:p>
          <text:p text:style-name="P95"><text:a xlink:type="simple" xlink:href="#__RefHeading___Toc4244_4194461024" text:style-name="Index_20_Link" text:visited-style-name="Index_20_Link">Surface Curve<text:tab/>8</text:a></text:p>
          <text:p text:style-name="P95"><text:a xlink:type="simple" xlink:href="#__RefHeading___Toc1321_15336071741" text:style-name="Index_20_Link" text:visited-style-name="Index_20_Link">Surface Circle<text:tab/>8</text:a></text:p>
          <text:p text:style-name="P95"><text:a xlink:type="simple" xlink:href="#__RefHeading___Toc1323_15336071741" text:style-name="Index_20_Link" text:visited-style-name="Index_20_Link">Surface Surface<text:tab/>9</text:a></text:p>
          <text:p text:style-name="P95"><text:a xlink:type="simple" xlink:href="#__RefHeading___Toc1325_15336071741" text:style-name="Index_20_Link" text:visited-style-name="Index_20_Link">Surface Cylinder<text:tab/>9</text:a></text:p>
          <text:p text:style-name="P95"><text:a xlink:type="simple" xlink:href="#__RefHeading___Toc1327_15336071741" text:style-name="Index_20_Link" text:visited-style-name="Index_20_Link">Surface Sphere<text:tab/>9</text:a></text:p>
          <text:p text:style-name="P95"><text:a xlink:type="simple" xlink:href="#__RefHeading___Toc1329_15336071741" text:style-name="Index_20_Link" text:visited-style-name="Index_20_Link">Surface Torus<text:tab/>9</text:a></text:p>
          <text:p text:style-name="P96"><text:a xlink:type="simple" xlink:href="#__RefHeading___Toc1331_15336071741" text:style-name="Index_20_Link" text:visited-style-name="Index_20_Link">Last Operator Add Surface<text:tab/>9</text:a></text:p>
          <text:p text:style-name="P94"><text:a xlink:type="simple" xlink:href="#__RefHeading___Toc4246_4194461024" text:style-name="Index_20_Link" text:visited-style-name="Index_20_Link">Metaball<text:tab/>9</text:a></text:p>
          <text:p text:style-name="P95"><text:a xlink:type="simple" xlink:href="#__RefHeading___Toc15474_25670706471" text:style-name="Index_20_Link" text:visited-style-name="Index_20_Link">Ball<text:tab/>9</text:a></text:p>
          <text:p text:style-name="P95"><text:a xlink:type="simple" xlink:href="#__RefHeading___Toc15476_25670706471" text:style-name="Index_20_Link" text:visited-style-name="Index_20_Link">Capsule<text:tab/>9</text:a></text:p>
          <text:p text:style-name="P95"><text:a xlink:type="simple" xlink:href="#__RefHeading___Toc15478_25670706471" text:style-name="Index_20_Link" text:visited-style-name="Index_20_Link">Plane<text:tab/>9</text:a></text:p>
          <text:p text:style-name="P95"><text:a xlink:type="simple" xlink:href="#__RefHeading___Toc15480_25670706471" text:style-name="Index_20_Link" text:visited-style-name="Index_20_Link">Ellipsoid<text:tab/>9</text:a></text:p>
          <text:p text:style-name="P95"><text:a xlink:type="simple" xlink:href="#__RefHeading___Toc15482_25670706471" text:style-name="Index_20_Link" text:visited-style-name="Index_20_Link">Cube<text:tab/>10</text:a></text:p>
          <text:p text:style-name="P96"><text:a xlink:type="simple" xlink:href="#__RefHeading___Toc1349_15336071742" text:style-name="Index_20_Link" text:visited-style-name="Index_20_Link">Last Operator Add Meta ball<text:tab/>10</text:a></text:p>
          <text:p text:style-name="P94"><text:a xlink:type="simple" xlink:href="#__RefHeading___Toc4248_4194461024" text:style-name="Index_20_Link" text:visited-style-name="Index_20_Link">Text<text:tab/>10</text:a></text:p>
          <text:p text:style-name="P95"><text:a xlink:type="simple" xlink:href="#__RefHeading___Toc5787_2039122782" text:style-name="Index_20_Link" text:visited-style-name="Index_20_Link">Objects as Fonts<text:tab/>10</text:a></text:p>
          <text:p text:style-name="P95"><text:a xlink:type="simple" xlink:href="#__RefHeading___Toc2239_3476092684" text:style-name="Index_20_Link" text:visited-style-name="Index_20_Link">Editing Text<text:tab/>11</text:a></text:p>
          <text:p text:style-name="P95"><text:soft-page-break/><text:a xlink:type="simple" xlink:href="#__RefHeading___Toc2241_3476092684" text:style-name="Index_20_Link" text:visited-style-name="Index_20_Link">Inserting Text<text:tab/>11</text:a></text:p>
          <text:p text:style-name="P95"><text:a xlink:type="simple" xlink:href="#__RefHeading___Toc2243_3476092684" text:style-name="Index_20_Link" text:visited-style-name="Index_20_Link">Accent Characters<text:tab/>11</text:a></text:p>
          <text:p text:style-name="P95"><text:a xlink:type="simple" xlink:href="#__RefHeading___Toc1349_1533607174113" text:style-name="Index_20_Link" text:visited-style-name="Index_20_Link">Last Operator Add Text<text:tab/>12</text:a></text:p>
          <text:p text:style-name="P95"><text:a xlink:type="simple" xlink:href="#__RefHeading___Toc5781_2039122782" text:style-name="Index_20_Link" text:visited-style-name="Index_20_Link">Last Operator Move Cursor<text:tab/>12</text:a></text:p>
          <text:p text:style-name="P96"><text:a xlink:type="simple" xlink:href="#__RefHeading___Toc5783_2039122782" text:style-name="Index_20_Link" text:visited-style-name="Index_20_Link">Type<text:tab/>12</text:a></text:p>
          <text:p text:style-name="P94"><text:a xlink:type="simple" xlink:href="#__RefHeading___Toc2410_4278318304" text:style-name="Index_20_Link" text:visited-style-name="Index_20_Link">Point Cloud<text:tab/>13</text:a></text:p>
          <text:p text:style-name="P95"><text:a xlink:type="simple" xlink:href="#__RefHeading___Toc2418_4278318304" text:style-name="Index_20_Link" text:visited-style-name="Index_20_Link">Last Operator Add Point Cloud<text:tab/>13</text:a></text:p>
          <text:p text:style-name="P96"><text:a xlink:type="simple" xlink:href="#__RefHeading___Toc2420_4278318304" text:style-name="Index_20_Link" text:visited-style-name="Index_20_Link">Align<text:tab/>13</text:a></text:p>
          <text:p text:style-name="P96"><text:a xlink:type="simple" xlink:href="#__RefHeading___Toc2422_4278318304" text:style-name="Index_20_Link" text:visited-style-name="Index_20_Link">Location X Y Z<text:tab/>13</text:a></text:p>
          <text:p text:style-name="P96"><text:a xlink:type="simple" xlink:href="#__RefHeading___Toc2424_4278318304" text:style-name="Index_20_Link" text:visited-style-name="Index_20_Link">Rotation X Y Z<text:tab/>13</text:a></text:p>
          <text:p text:style-name="P94"><text:a xlink:type="simple" xlink:href="#__RefHeading___Toc2410_42783183041" text:style-name="Index_20_Link" text:visited-style-name="Index_20_Link">Volume<text:tab/>13</text:a></text:p>
          <text:p text:style-name="P95"><text:a xlink:type="simple" xlink:href="#__RefHeading___Toc2501_593392144" text:style-name="Index_20_Link" text:visited-style-name="Index_20_Link">Import OpenVDB<text:tab/>13</text:a></text:p>
          <text:p text:style-name="P95"><text:a xlink:type="simple" xlink:href="#__RefHeading___Toc2503_593392144" text:style-name="Index_20_Link" text:visited-style-name="Index_20_Link">Empty<text:tab/>14</text:a></text:p>
          <text:p text:style-name="P95"><text:a xlink:type="simple" xlink:href="#__RefHeading___Toc2418_42783183041" text:style-name="Index_20_Link" text:visited-style-name="Index_20_Link">Last Operator Add Volume<text:tab/>14</text:a></text:p>
          <text:p text:style-name="P96"><text:a xlink:type="simple" xlink:href="#__RefHeading___Toc2420_42783183041" text:style-name="Index_20_Link" text:visited-style-name="Index_20_Link">Align<text:tab/>14</text:a></text:p>
          <text:p text:style-name="P96"><text:a xlink:type="simple" xlink:href="#__RefHeading___Toc2422_42783183041" text:style-name="Index_20_Link" text:visited-style-name="Index_20_Link">Location X Y Z<text:tab/>14</text:a></text:p>
          <text:p text:style-name="P96"><text:a xlink:type="simple" xlink:href="#__RefHeading___Toc2424_42783183041" text:style-name="Index_20_Link" text:visited-style-name="Index_20_Link">Rotation X Y Z<text:tab/>14</text:a></text:p>
          <text:p text:style-name="P94"><text:a xlink:type="simple" xlink:href="#__RefHeading___Toc4250_4194461024" text:style-name="Index_20_Link" text:visited-style-name="Index_20_Link">Grease Pencil<text:tab/>14</text:a></text:p>
          <text:p text:style-name="P95"><text:a xlink:type="simple" xlink:href="#__RefHeading___Toc4252_4194461024" text:style-name="Index_20_Link" text:visited-style-name="Index_20_Link">Blank<text:tab/>14</text:a></text:p>
          <text:p text:style-name="P95"><text:a xlink:type="simple" xlink:href="#__RefHeading___Toc4254_4194461024" text:style-name="Index_20_Link" text:visited-style-name="Index_20_Link">Stroke<text:tab/>14</text:a></text:p>
          <text:p text:style-name="P95"><text:a xlink:type="simple" xlink:href="#__RefHeading___Toc4256_4194461024" text:style-name="Index_20_Link" text:visited-style-name="Index_20_Link">Monkey<text:tab/>15</text:a></text:p>
          <text:p text:style-name="P95"><text:a xlink:type="simple" xlink:href="#__RefHeading___Toc2579_3741603856" text:style-name="Index_20_Link" text:visited-style-name="Index_20_Link">Scene Line Art<text:tab/>15</text:a></text:p>
          <text:p text:style-name="P95"><text:a xlink:type="simple" xlink:href="#__RefHeading___Toc2581_3741603856" text:style-name="Index_20_Link" text:visited-style-name="Index_20_Link">Collection Line Art<text:tab/>15</text:a></text:p>
          <text:p text:style-name="P95"><text:a xlink:type="simple" xlink:href="#__RefHeading___Toc2583_3741603856" text:style-name="Index_20_Link" text:visited-style-name="Index_20_Link">Object Line Art<text:tab/>15</text:a></text:p>
          <text:p text:style-name="P95"><text:a xlink:type="simple" xlink:href="#__RefHeading___Toc2585_3741603856" text:style-name="Index_20_Link" text:visited-style-name="Index_20_Link">Last Operator Add Grease Pencil<text:tab/>15</text:a></text:p>
          <text:p text:style-name="P96"><text:a xlink:type="simple" xlink:href="#__RefHeading___Toc2625_2295679513" text:style-name="Index_20_Link" text:visited-style-name="Index_20_Link">In Front<text:tab/>16</text:a></text:p>
          <text:p text:style-name="P96"><text:a xlink:type="simple" xlink:href="#__RefHeading___Toc2627_2295679513" text:style-name="Index_20_Link" text:visited-style-name="Index_20_Link">Stroke Depth Order<text:tab/>16</text:a></text:p>
          <text:p text:style-name="P94"><text:a xlink:type="simple" xlink:href="#__RefHeading___Toc4262_4194461024" text:style-name="Index_20_Link" text:visited-style-name="Index_20_Link">Armature<text:tab/>16</text:a></text:p>
          <text:p text:style-name="P95"><text:a xlink:type="simple" xlink:href="#__RefHeading___Toc1349_15336071741112" text:style-name="Index_20_Link" text:visited-style-name="Index_20_Link">Last Operator Add Armature<text:tab/>16</text:a></text:p>
          <text:p text:style-name="P94"><text:a xlink:type="simple" xlink:href="#__RefHeading___Toc4260_4194461024" text:style-name="Index_20_Link" text:visited-style-name="Index_20_Link">Lattice<text:tab/>16</text:a></text:p>
          <text:p text:style-name="P95"><text:a xlink:type="simple" xlink:href="#__RefHeading___Toc14588_12059308371" text:style-name="Index_20_Link" text:visited-style-name="Index_20_Link">Usage<text:tab/>17</text:a></text:p>
          <text:p text:style-name="P95"><text:a xlink:type="simple" xlink:href="#__RefHeading___Toc1349_153360717411112" text:style-name="Index_20_Link" text:visited-style-name="Index_20_Link">Last Operator Add Lattice object<text:tab/>17</text:a></text:p>
          <text:p text:style-name="P94"><text:a xlink:type="simple" xlink:href="#__RefHeading___Toc2804_2860383765" text:style-name="Index_20_Link" text:visited-style-name="Index_20_Link">Empty<text:tab/>17</text:a></text:p>
          <text:p text:style-name="P95"><text:a xlink:type="simple" xlink:href="#__RefHeading___Toc2806_2860383765" text:style-name="Index_20_Link" text:visited-style-name="Index_20_Link">Last Operator Add Empty<text:tab/>17</text:a></text:p>
          <text:p text:style-name="P94"><text:a xlink:type="simple" xlink:href="#__RefHeading___Toc2808_2860383765" text:style-name="Index_20_Link" text:visited-style-name="Index_20_Link">Image<text:tab/>18</text:a></text:p>
          <text:p text:style-name="P95"><text:a xlink:type="simple" xlink:href="#__RefHeading___Toc2810_2860383765" text:style-name="Index_20_Link" text:visited-style-name="Index_20_Link">Reference<text:tab/>18</text:a></text:p>
          <text:p text:style-name="P95"><text:a xlink:type="simple" xlink:href="#__RefHeading___Toc2812_2860383765" text:style-name="Index_20_Link" text:visited-style-name="Index_20_Link">Background<text:tab/>18</text:a></text:p>
          <text:p text:style-name="P94"><text:a xlink:type="simple" xlink:href="#__RefHeading___Toc4943_2860383765" text:style-name="Index_20_Link" text:visited-style-name="Index_20_Link">Speaker<text:tab/>19</text:a></text:p>
          <text:p text:style-name="P95"><text:a xlink:type="simple" xlink:href="#__RefHeading___Toc1349_153360717411111111" text:style-name="Index_20_Link" text:visited-style-name="Index_20_Link">Last Operator Add Speaker<text:tab/>19</text:a></text:p>
          <text:p text:style-name="P94"><text:a xlink:type="simple" xlink:href="#__RefHeading___Toc4945_2860383765" text:style-name="Index_20_Link" text:visited-style-name="Index_20_Link">Camera<text:tab/>19</text:a></text:p>
          <text:p text:style-name="P95"><text:a xlink:type="simple" xlink:href="#__RefHeading___Toc1349_15336071741111121" text:style-name="Index_20_Link" text:visited-style-name="Index_20_Link">Last Operator Add Camera<text:tab/>19</text:a></text:p>
          <text:p text:style-name="P94"><text:a xlink:type="simple" xlink:href="#__RefHeading___Toc4947_2860383765" text:style-name="Index_20_Link" text:visited-style-name="Index_20_Link">Light<text:tab/>19</text:a></text:p>
          <text:p text:style-name="P95"><text:a xlink:type="simple" xlink:href="#__RefHeading___Toc4949_2860383765" text:style-name="Index_20_Link" text:visited-style-name="Index_20_Link">Point<text:tab/>19</text:a></text:p>
          <text:p text:style-name="P95"><text:a xlink:type="simple" xlink:href="#__RefHeading___Toc1341_153360717411" text:style-name="Index_20_Link" text:visited-style-name="Index_20_Link">Sun<text:tab/>19</text:a></text:p>
          <text:p text:style-name="P95"><text:a xlink:type="simple" xlink:href="#__RefHeading___Toc1343_153360717411" text:style-name="Index_20_Link" text:visited-style-name="Index_20_Link">Spot<text:tab/>20</text:a></text:p>
          <text:p text:style-name="P95"><text:a xlink:type="simple" xlink:href="#__RefHeading___Toc1347_153360717411" text:style-name="Index_20_Link" text:visited-style-name="Index_20_Link">Area<text:tab/>20</text:a></text:p>
          <text:p text:style-name="P96"><text:a xlink:type="simple" xlink:href="#__RefHeading___Toc1349_153360717411" text:style-name="Index_20_Link" text:visited-style-name="Index_20_Link">Last Operator Add Light<text:tab/>20</text:a></text:p>
          <text:p text:style-name="P94"><text:a xlink:type="simple" xlink:href="#__RefHeading___Toc4951_2860383765" text:style-name="Index_20_Link" text:visited-style-name="Index_20_Link">Light Probe<text:tab/>20</text:a></text:p>
          <text:p text:style-name="P95"><text:a xlink:type="simple" xlink:href="#__RefHeading___Toc4953_2860383765" text:style-name="Index_20_Link" text:visited-style-name="Index_20_Link">Reflection Cubemap<text:tab/>20</text:a></text:p>
          <text:p text:style-name="P95"><text:a xlink:type="simple" xlink:href="#__RefHeading___Toc4955_2860383765" text:style-name="Index_20_Link" text:visited-style-name="Index_20_Link">Reflection Plane<text:tab/>21</text:a></text:p>
          <text:p text:style-name="P95"><text:a xlink:type="simple" xlink:href="#__RefHeading___Toc4957_2860383765" text:style-name="Index_20_Link" text:visited-style-name="Index_20_Link">Irradiance Volume<text:tab/>21</text:a></text:p>
          <text:p text:style-name="P96"><text:a xlink:type="simple" xlink:href="#__RefHeading___Toc4959_2860383765" text:style-name="Index_20_Link" text:visited-style-name="Index_20_Link">Last Operator Add Light Probe<text:tab/>21</text:a></text:p>
          <text:p text:style-name="P94"><text:a xlink:type="simple" xlink:href="#__RefHeading___Toc4961_2860383765" text:style-name="Index_20_Link" text:visited-style-name="Index_20_Link">Force Field<text:tab/>21</text:a></text:p>
          <text:p text:style-name="P95"><text:soft-page-break/><text:a xlink:type="simple" xlink:href="#__RefHeading___Toc1349_15336071741121" text:style-name="Index_20_Link" text:visited-style-name="Index_20_Link">Last Operator Add Effector<text:tab/>21</text:a></text:p>
          <text:p text:style-name="P94"><text:a xlink:type="simple" xlink:href="#__RefHeading___Toc4963_2860383765" text:style-name="Index_20_Link" text:visited-style-name="Index_20_Link">Collection Instance<text:tab/>22</text:a></text:p>
          <text:p text:style-name="P95"><text:a xlink:type="simple" xlink:href="#__RefHeading___Toc4965_2860383765" text:style-name="Index_20_Link" text:visited-style-name="Index_20_Link">Last Operator Add Collection Instance<text:tab/>22</text:a></text:p>
          <text:p text:style-name="P94"><text:a xlink:type="simple" xlink:href="#__RefHeading___Toc4967_2860383765" text:style-name="Index_20_Link" text:visited-style-name="Index_20_Link">Create Isocam<text:tab/>22</text:a></text:p>
          <text:p text:style-name="P95"><text:a xlink:type="simple" xlink:href="#__RefHeading___Toc4969_2860383765" text:style-name="Index_20_Link" text:visited-style-name="Index_20_Link">True Isocam<text:tab/>22</text:a></text:p>
          <text:p text:style-name="P95"><text:a xlink:type="simple" xlink:href="#__RefHeading___Toc4971_2860383765" text:style-name="Index_20_Link" text:visited-style-name="Index_20_Link">Game Isocam<text:tab/>22</text:a></text:p>
          <text:p text:style-name="P95"><text:a xlink:type="simple" xlink:href="#__RefHeading___Toc4973_2860383765" text:style-name="Index_20_Link" text:visited-style-name="Index_20_Link">GameIso4to3cam<text:tab/>23</text:a></text:p>
          <text:p text:style-name="P95"><text:a xlink:type="simple" xlink:href="#__RefHeading___Toc4975_2860383765" text:style-name="Index_20_Link" text:visited-style-name="Index_20_Link">Ground plane<text:tab/>23</text:a></text:p>
        </text:index-body>
      </text:table-of-content>
      <text:p text:style-name="P20"/>
      <text:p text:style-name="P20"/>
      <table:table table:name="Tabelle1" table:style-name="Tabelle1">
        <table:table-column table:style-name="Tabelle1.A"/>
        <table:table-row table:style-name="TableLine2562554347568">
          <table:table-cell table:style-name="Tabelle1.A1" office:value-type="string">
            <text:h text:style-name="P102" text:outline-level="1"><text:bookmark-start text:name="__RefHeading___Toc4236_4194461024"/>A<text:span text:style-name="T37">dd Menu</text:span><text:bookmark-end text:name="__RefHeading___Toc4236_4194461024"/></text:h>
          </table:table-cell>
        </table:table-row>
      </table:table>
      <text:p text:style-name="P2"><draw:frame draw:style-name="fr9" draw:name="Bild1" text:anchor-type="paragraph" svg:x="15.875cm" svg:y="0.314cm" svg:width="2.84cm" svg:height="7.819cm" draw:z-index="17"><draw:image xlink:href="Pictures/10000201000000A6000001CE76E73F5AC94C6A10.png" xlink:type="simple" xlink:show="embed" xlink:actuate="onLoad" draw:mime-type="image/png"/></draw:frame></text:p>
      <text:p text:style-name="P53">The Add menu contains everything that can be added to the scene. Geometry, camera, lights and so on.</text:p>
      <text:p text:style-name="P28">When you create a primitive then the Adjust Last Operator Panel down left shows some settings for this primitive. </text:p>
      <text:p text:style-name="P28"><draw:frame draw:style-name="fr9" draw:name="Bild14" text:anchor-type="paragraph" svg:x="11.074cm" svg:y="0.337cm" svg:width="4.099cm" svg:height="0.61cm" draw:z-index="19"><draw:image xlink:href="Pictures/10000201000000F200000024CB4D8DE887E4C902.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28">Note <text:span text:style-name="T37">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4">Several object types can be edited. A Mesh Primitive for example. They have different modes available then. Some not. Like an Empty. There is just the Object mode available for an Empty.</text:p>
      <text:p text:style-name="P53"/>
      <text:p text:style-name="P53"><draw:frame draw:style-name="fr2" draw:name="Bild9" text:anchor-type="paragraph" svg:y="-0.12cm" svg:width="2cm" svg:height="4.15cm" draw:z-index="18"><draw:image xlink:href="Pictures/1000020100000076000000F506612F750CB41970.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53">For example, when you are in edit mode with a mesh, then the add menu just shows <text:s/>the mesh content. When you add geometry in edit mode, then the added geometry becomes part of the current object.</text:p>
      <text:p text:style-name="P47"/>
      <table:table table:name="Tabelle12" table:style-name="Tabelle12">
        <table:table-column table:style-name="Tabelle12.A"/>
        <table:table-row table:style-name="TableLine2562554368784">
          <table:table-cell table:style-name="Tabelle12.A1" office:value-type="string">
            <text:h text:style-name="P102" text:outline-level="1"><text:bookmark-start text:name="__RefHeading___Toc865_1408617481"/>M<text:span text:style-name="T37">esh</text:span><text:bookmark-end text:name="__RefHeading___Toc865_1408617481"/></text:h>
          </table:table-cell>
        </table:table-row>
      </table:table>
      <text:p text:style-name="Text_20_body"><draw:frame draw:style-name="fr2" draw:name="Bild1054" text:anchor-type="paragraph" svg:y="0.478cm" svg:width="2.739cm" svg:height="3.69cm" draw:z-index="13"><draw:image xlink:href="Pictures/10000201000000A2000000DA5608075E04DDFDE5.png" xlink:type="simple" xlink:show="embed" xlink:actuate="onLoad" draw:mime-type="image/png"/></draw:frame></text:p>
      <text:p text:style-name="P34">The Mesh section contains the primitives that are made of meshes.</text:p>
      <text:p text:style-name="P62">Mesh objects are geometrical objects made of vertices, edges and faces. The geometry can be edited in various ways in edit mode. They can be sculpted in sculpt mode. The vertices <text:soft-page-break/>can be painted in vertex paint mode. They can be used as a skin for a skeleton, and you can weight paint them so that it deforms with the armature. And you can add textures by UV mapping.</text:p>
      <text:p text:style-name="P89"/>
      <text:h text:style-name="Heading_20_2" text:outline-level="2"><draw:frame draw:style-name="fr2" draw:name="Bild27" text:anchor-type="paragraph" svg:y="-0.296cm" svg:width="4.761cm" svg:height="3.911cm" draw:z-index="0"><draw:image xlink:href="Pictures/1000020100000119000000E701DC2E14ABDAEEC6.png" xlink:type="simple" xlink:show="embed" xlink:actuate="onLoad" draw:mime-type="image/png"/></draw:frame><text:bookmark-start text:name="__RefHeading___Toc858_1408617481"/>Plane<text:bookmark-end text:name="__RefHeading___Toc858_1408617481"/></text:h>
      <text:p text:style-name="P22">Plane creates a simple quad <text:span text:style-name="T37">face </text:span>mesh<text:span text:style-name="T37">.</text:span></text:p>
      <text:h text:style-name="Heading_20_3" text:outline-level="3"><text:bookmark-start text:name="__RefHeading___Toc860_1408617481"/><text:span text:style-name="T18">Last Operator </text:span>Add Plane Panel<text:bookmark-end text:name="__RefHeading___Toc860_1408617481"/></text:h>
      <text:p text:style-name="P54"><text:span text:style-name="T5">S</text:span><text:span text:style-name="T14">ize</text:span><text:span text:style-name="T37"> is in real the size of the plane.<text:line-break/></text:span><text:span text:style-name="T5">Generate UV's</text:span><text:span text:style-name="T18"> creates UV's for this primitive.<text:line-break/></text:span><text:span text:style-name="T5">Align</text:span><text:span text:style-name="T18"> aligns the geometry to the chosen view. World, View or 3D cursor.<text:line-break/></text:span><text:span text:style-name="T5">Location</text:span><text:span text:style-name="T18"> Adjust the location of the Plane.<text:line-break/></text:span><text:span text:style-name="T5">Rotation</text:span><text:span text:style-name="T18"> defines the rotation of the Plane.</text:span></text:p>
      <text:p text:style-name="Horizontal_20_Line"/>
      <text:h text:style-name="Heading_20_2" text:outline-level="2"><draw:frame draw:style-name="fr2" draw:name="Bild28" text:anchor-type="paragraph" svg:y="0.215cm" svg:width="4.761cm" svg:height="3.911cm" draw:z-index="2"><draw:image xlink:href="Pictures/1000020100000119000000E7EF779D458C717790.png" xlink:type="simple" xlink:show="embed" xlink:actuate="onLoad" draw:mime-type="image/png"/></draw:frame><text:bookmark-start text:name="__RefHeading___Toc867_1408617481"/>Cube<text:bookmark-end text:name="__RefHeading___Toc867_1408617481"/></text:h>
      <text:p text:style-name="P22">Cube creates a Cube mesh<text:span text:style-name="T30">.</text:span></text:p>
      <text:h text:style-name="Heading_20_3" text:outline-level="3"><text:bookmark-start text:name="__RefHeading___Toc869_1408617481"/>Last Operator Add Cube Panel<text:bookmark-end text:name="__RefHeading___Toc869_1408617481"/></text:h>
      <text:p text:style-name="P54"><text:span text:style-name="T5">S</text:span><text:span text:style-name="T15">ize</text:span><text:span text:style-name="T38"> is in real the size of the Cube.<text:line-break/></text:span><text:span text:style-name="T5">Generate UV's</text:span><text:span text:style-name="T18"> creates UV's for this primitive.<text:line-break/></text:span><text:span text:style-name="T5">Align to view</text:span><text:span text:style-name="T18"> aligns the geometry to the chosen view. World, View or 3D cursor.<text:line-break/></text:span><text:span text:style-name="T5">Location</text:span><text:span text:style-name="T18"> defines the location of the Cube.<text:line-break/></text:span><text:span text:style-name="T5">Rotation</text:span><text:span text:style-name="T18"> defines the rotation of the Cube.</text:span></text:p>
      <text:p text:style-name="Horizontal_20_Line"/>
      <text:h text:style-name="Heading_20_2" text:outline-level="2"><draw:frame draw:style-name="fr2" draw:name="Bild2" text:anchor-type="paragraph" svg:y="0.056cm" svg:width="4.77cm" svg:height="4.641cm" draw:z-index="10"><draw:image xlink:href="Pictures/100002010000011A000001129E80536265709FC8.png" xlink:type="simple" xlink:show="embed" xlink:actuate="onLoad" draw:mime-type="image/png"/></draw:frame><text:bookmark-start text:name="__RefHeading___Toc1003_1013110249"/>Circle<text:bookmark-end text:name="__RefHeading___Toc1003_1013110249"/></text:h>
      <text:p text:style-name="P23"><text:span text:style-name="T19">Circle</text:span> creates a <text:span text:style-name="T19">Circle</text:span> mesh<text:span text:style-name="T30">.</text:span></text:p>
      <text:h text:style-name="Heading_20_3" text:outline-level="3"><text:bookmark-start text:name="__RefHeading___Toc869_14086174811"/>Last Operator Add <text:span text:style-name="T19">Circle</text:span> Panel<text:bookmark-end text:name="__RefHeading___Toc869_14086174811"/></text:h>
      <text:p text:style-name="P29"><draw:frame draw:style-name="fr9" draw:name="Bild3" text:anchor-type="paragraph" svg:x="15.864cm" svg:y="2.434cm" svg:width="2.57cm" svg:height="2.17cm" draw:z-index="5"><draw:image xlink:href="Pictures/10000201000000920000007BDEA4B0FF2A5D2CB9.png" xlink:type="simple" xlink:show="embed" xlink:actuate="onLoad" draw:mime-type="image/png"/></draw:frame><text:span text:style-name="T4">Vertices</text:span> <text:span text:style-name="T19">defines of how much vertices the circle is made.</text:span><text:line-break/><text:span text:style-name="T4">Radius</text:span> <text:span text:style-name="T19">defines the radius of the circle</text:span>.<text:line-break/><text:span text:style-name="T4">Fill Type</text:span><text:span text:style-name="T19">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3">Generate UV's</text:span> creates UV's for this primitive<text:span text:style-name="T30">.</text:span><text:line-break/><text:span text:style-name="T3">Align to view</text:span> aligns the geometry to the chosen view. World, View or 3D cursor.<text:line-break/><text:span text:style-name="T3">Location</text:span> defines the location of the <text:span text:style-name="T19">Circle.</text:span><text:line-break/><text:span text:style-name="T3">Rotation</text:span> defines the rotation of the <text:span text:style-name="T19">Circle.</text:span></text:p>
      <text:p text:style-name="P29"><text:soft-page-break/></text:p>
      <text:p text:style-name="Horizontal_20_Line"/>
      <text:h text:style-name="Heading_20_2" text:outline-level="2"><draw:frame draw:style-name="fr2" draw:name="Bild4" text:anchor-type="paragraph" svg:y="-0.034cm" svg:width="4.72cm" svg:height="4.66cm" draw:z-index="1"><draw:image xlink:href="Pictures/100002010000011700000113EF0321E5AE1EED36.png" xlink:type="simple" xlink:show="embed" xlink:actuate="onLoad" draw:mime-type="image/png"/></draw:frame><text:bookmark-start text:name="__RefHeading___Toc1005_1013110249"/>UV Sphere<text:bookmark-end text:name="__RefHeading___Toc1005_1013110249"/></text:h>
      <text:p text:style-name="P31">UV Sphere creates a sphere<text:span text:style-name="T21"> mesh.</text:span></text:p>
      <text:h text:style-name="Heading_20_3" text:outline-level="3"><text:bookmark-start text:name="__RefHeading___Toc869_140861748111"/>Last Operator Add <text:span text:style-name="T20">UV Sphere</text:span> Panel<text:bookmark-end text:name="__RefHeading___Toc869_140861748111"/></text:h>
      <text:p text:style-name="P54"><text:span text:style-name="T6">Segments</text:span><text:span text:style-name="T18"> defines of how much segments the sphere has vertically.<text:line-break/></text:span><text:span text:style-name="T6">Rings</text:span><text:span text:style-name="T18"> defines how much rings the sphere has horizontally.<text:line-break/></text:span><text:span text:style-name="T6">Size</text:span><text:span text:style-name="T18"> defines the radius of the UV Sphere.<text:line-break/></text:span><text:span text:style-name="T5">Generate UV's</text:span><text:span text:style-name="T18"> creates UV's for this primitive.<text:line-break/></text:span><text:span text:style-name="T5">Align to view</text:span><text:span text:style-name="T18"> aligns the geometry to the chosen view. World, View or 3D cursor.<text:line-break/></text:span><text:span text:style-name="T5">Location</text:span><text:span text:style-name="T18"> defines the location of the Sphere.<text:line-break/></text:span><text:span text:style-name="T5">Rotation</text:span><text:span text:style-name="T18"> defines the rotation of the Sphere.</text:span></text:p>
      <text:p text:style-name="Horizontal_20_Line"/>
      <text:h text:style-name="Heading_20_2" text:outline-level="2"><draw:frame draw:style-name="fr2" draw:name="Bild5" text:anchor-type="paragraph" svg:y="-0.035cm" svg:width="4.74cm" svg:height="4.27cm" draw:z-index="3"><draw:image xlink:href="Pictures/1000020100000118000000FC9A9A832852B4842D.png" xlink:type="simple" xlink:show="embed" xlink:actuate="onLoad" draw:mime-type="image/png"/></draw:frame><text:bookmark-start text:name="__RefHeading___Toc1007_1013110249"/><text:span text:style-name="T22">Ico</text:span> Sphere<text:bookmark-end text:name="__RefHeading___Toc1007_1013110249"/></text:h>
      <text:p text:style-name="P32"><text:span text:style-name="T22">Ico</text:span> Sphere creates a sphere<text:span text:style-name="T21"> mesh.</text:span></text:p>
      <text:h text:style-name="Heading_20_3" text:outline-level="3"><text:bookmark-start text:name="__RefHeading___Toc869_1408617481111"/>Last Operator Add <text:span text:style-name="T22">Ico Sphere</text:span> Panel<text:bookmark-end text:name="__RefHeading___Toc869_1408617481111"/></text:h>
      <text:p text:style-name="P29"><text:span text:style-name="T7">Subdivisions</text:span> defines <text:span text:style-name="T22">the subdivision level of the Ico Sphere.</text:span><text:line-break/><text:span text:style-name="T6">Size</text:span> defines the radius of the <text:span text:style-name="T22">Ico Sphere.</text:span><text:line-break/><text:span text:style-name="T3">Generate UV's</text:span> creates UV's for this primitive<text:span text:style-name="T30">.</text:span><text:line-break/><text:span text:style-name="T3">Align to view</text:span> aligns the geometry to the chosen view. World, View or 3D cursor.<text:line-break/><text:span text:style-name="T3">Location</text:span> defines the location of the Sphere<text:span text:style-name="T30">.</text:span><text:line-break/><text:span text:style-name="T3">Rotation</text:span> defines the rotation of the Sphere<text:span text:style-name="T30">.</text:span></text:p>
      <text:p text:style-name="Horizontal_20_Line"/>
      <text:h text:style-name="Heading_20_2" text:outline-level="2"><draw:frame draw:style-name="fr2" draw:name="Bild7" text:anchor-type="paragraph" svg:y="-0.023cm" svg:width="4.72cm" svg:height="4.979cm" draw:z-index="6"><draw:image xlink:href="Pictures/1000020100000117000001261836FCC12C620078.png" xlink:type="simple" xlink:show="embed" xlink:actuate="onLoad" draw:mime-type="image/png"/></draw:frame><text:bookmark-start text:name="__RefHeading___Toc1009_1013110249"/>Cylinder<text:bookmark-end text:name="__RefHeading___Toc1009_1013110249"/></text:h>
      <text:p text:style-name="P24"><text:span text:style-name="T23">Cylinder</text:span> creates a <text:span text:style-name="T23">Cylinder</text:span> mesh<text:span text:style-name="T30">.</text:span></text:p>
      <text:h text:style-name="Heading_20_3" text:outline-level="3"><text:bookmark-start text:name="__RefHeading___Toc869_140861748112"/>Last Operator Add <text:span text:style-name="T19">Circle</text:span> Panel<text:bookmark-end text:name="__RefHeading___Toc869_140861748112"/></text:h>
      <text:p text:style-name="P29"><draw:frame draw:style-name="fr2" draw:name="Bild6" text:anchor-type="paragraph" svg:y="2.817cm" svg:width="2.57cm" svg:height="2.17cm" draw:z-index="4"><draw:image xlink:href="Pictures/10000201000000920000007BDEA4B0FF2A5D2CB9.png" xlink:type="simple" xlink:show="embed" xlink:actuate="onLoad" draw:mime-type="image/png"/></draw:frame><text:span text:style-name="T4">Vertices</text:span> <text:span text:style-name="T19">defines of how much vertices the circle is made.</text:span><text:line-break/><text:span text:style-name="T4">Radius</text:span> <text:span text:style-name="T19">defines the radius of the Cylinder.</text:span><text:line-break/><text:span text:style-name="T8">Depth</text:span><text:span text:style-name="T23"> defines the length of the Cylinder.</text:span><text:line-break/><text:span text:style-name="T8">Cap </text:span><text:span text:style-name="T4">Fill Type</text:span><text:span text:style-name="T19">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3">Generate UV's</text:span> creates UV's for this primitive<text:span text:style-name="T30">.</text:span><text:line-break/><text:span text:style-name="T3">Align to view</text:span> aligns the geometry to the chosen view. World, View or 3D cursor.<text:line-break/><text:soft-page-break/><text:span text:style-name="T3">Location</text:span> defines the location of the <text:span text:style-name="T23">Cylinder.</text:span><text:line-break/><text:span text:style-name="T3">Rotation</text:span> defines the rotation of the <text:span text:style-name="T23">Cylinder.</text:span></text:p>
      <text:p text:style-name="Horizontal_20_Line"/>
      <text:h text:style-name="Heading_20_2" text:outline-level="2"><draw:frame draw:style-name="fr2" draw:name="Bild10" text:anchor-type="paragraph" svg:y="-0.198cm" svg:width="4.761cm" svg:height="5.399cm" draw:z-index="11"><draw:image xlink:href="Pictures/10000201000001190000013FDD98DA7CB2960B24.png" xlink:type="simple" xlink:show="embed" xlink:actuate="onLoad" draw:mime-type="image/png"/></draw:frame><text:bookmark-start text:name="__RefHeading___Toc1011_1013110249"/>Cone<text:bookmark-end text:name="__RefHeading___Toc1011_1013110249"/></text:h>
      <text:p text:style-name="P25"><text:span text:style-name="T24">Cone</text:span> creates a <text:span text:style-name="T24">Cone</text:span> mesh</text:p>
      <text:h text:style-name="Heading_20_3" text:outline-level="3"><text:bookmark-start text:name="__RefHeading___Toc869_1408617481121"/>Last Operator Add <text:span text:style-name="T25">Cone</text:span> Panel<text:bookmark-end text:name="__RefHeading___Toc869_1408617481121"/></text:h>
      <text:p text:style-name="Text_20_body"><draw:frame draw:style-name="fr2" draw:name="Bild8" text:anchor-type="paragraph" svg:y="3.096cm" svg:width="2.57cm" svg:height="2.17cm" draw:z-index="7"><draw:image xlink:href="Pictures/10000201000000920000007BDEA4B0FF2A5D2CB9.png" xlink:type="simple" xlink:show="embed" xlink:actuate="onLoad" draw:mime-type="image/png"/></draw:frame><text:span text:style-name="T4">Vertices</text:span> <text:span text:style-name="T19">defines of how much vertices the circle is made.</text:span><text:line-break/><text:span text:style-name="T4">Radius</text:span><text:span text:style-name="T9"> 1</text:span> <text:span text:style-name="T19">defines the base radius of the Cone.<text:line-break/></text:span><text:span text:style-name="T4">Radius</text:span><text:span text:style-name="T9"> 2</text:span> <text:span text:style-name="T19">defines the top radius of the Cone.</text:span><text:line-break/><text:span text:style-name="T8">Depth</text:span><text:span text:style-name="T23"> defines the length of the Cone.</text:span><text:line-break/><text:span text:style-name="T9">Base</text:span><text:span text:style-name="T8"> </text:span><text:span text:style-name="T4">Fill Type</text:span><text:span text:style-name="T19"> defines how the Base face is filled.<text:line-break/><text:tab/>- Nothing means you have no base face.<text:line-break/><text:tab/>- N-Gon means that the base face is an N-Gon face.<text:line-break/><text:tab/>- Triangle Fan means that the base face is triangulated.</text:span><text:line-break/><text:span text:style-name="T3">Generate UV's</text:span> creates UV's for this primitive<text:span text:style-name="T30">.</text:span><text:line-break/><text:span text:style-name="T3">Align to view </text:span><text:span text:style-name="T39">aligns the geometry to the chosen view. World, View or 3D cursor.</text:span><text:line-break/><text:span text:style-name="T3">Location</text:span> defines the location of the <text:span text:style-name="T24">Cone.</text:span><text:line-break/><text:span text:style-name="T3">Rotation</text:span> defines the rotation of the <text:span text:style-name="T24">Cone.</text:span></text:p>
      <text:p text:style-name="Horizontal_20_Line"/>
      <text:h text:style-name="Heading_20_2" text:outline-level="2"><draw:frame draw:style-name="fr2" draw:name="Bild12" text:anchor-type="paragraph" svg:y="0.64cm" svg:width="4.761cm" svg:height="8.179cm" draw:z-index="8"><draw:image xlink:href="Pictures/1000020100000119000001E3D97433BBDE638F23.png" xlink:type="simple" xlink:show="embed" xlink:actuate="onLoad" draw:mime-type="image/png"/></draw:frame><text:bookmark-start text:name="__RefHeading___Toc1013_1013110249"/>Torus<text:bookmark-end text:name="__RefHeading___Toc1013_1013110249"/></text:h>
      <text:p text:style-name="P36">Torus creates a Torus mesh</text:p>
      <text:h text:style-name="Heading_20_3" text:outline-level="3"><text:bookmark-start text:name="__RefHeading___Toc869_14086174811211"/>Last Operator Add <text:span text:style-name="T26">Torus</text:span> Panel<text:bookmark-end text:name="__RefHeading___Toc869_14086174811211"/></text:h>
      <text:p text:style-name="P29"><text:span text:style-name="T10">Operator Presets</text:span> <text:span text:style-name="T26">allows you to store presets for the Torus. So that you don't have to start from scratch when you need different tori with different setup. This presets are temporary. And cannot be stored between sessions.<text:line-break/></text:span><text:span text:style-name="T3">Align to view</text:span> <text:span text:style-name="T39">aligns the geometry to the chosen view. World, View or 3D cursor.</text:span><text:span text:style-name="T30"><text:line-break/></text:span><text:span text:style-name="T3">Location</text:span> defines the location of the <text:span text:style-name="T26">Torus.</text:span><text:line-break/><text:span text:style-name="T3">Rotation</text:span> defines the rotation of the <text:span text:style-name="T26">Torus.</text:span><text:line-break/><text:span text:style-name="T10">Major segments</text:span> <text:span text:style-name="T19">defines the segment division of the Torus.<text:line-break/></text:span><text:span text:style-name="T10">Minor segments</text:span> <text:span text:style-name="T19">defines the circle division of the Torus.</text:span><text:line-break/><text:span text:style-name="T10">Torus Dimensions</text:span><text:span text:style-name="T23"> defines the method to use when changing Major and Minor Radius.</text:span><text:line-break/><text:span text:style-name="T10">Major Radius</text:span><text:span text:style-name="T19"> changes the radius of the Torus.</text:span><text:line-break/><text:span text:style-name="T10">Minor Radius</text:span> <text:span text:style-name="T26">changes the thickness of the Torus.</text:span></text:p>
      <text:p text:style-name="P90"/>
      <text:p text:style-name="P35"/>
      <text:p text:style-name="P35"><text:soft-page-break/></text:p>
      <text:p text:style-name="P35"/>
      <text:h text:style-name="Heading_20_2" text:outline-level="2"><draw:frame draw:style-name="fr2" draw:name="Bild11" text:anchor-type="paragraph" svg:y="0.009cm" svg:width="4.791cm" svg:height="4.641cm" draw:z-index="12"><draw:image xlink:href="Pictures/100002010000011B00000112239A5A64305AC2CB.png" xlink:type="simple" xlink:show="embed" xlink:actuate="onLoad" draw:mime-type="image/png"/></draw:frame><text:bookmark-start text:name="__RefHeading___Toc1015_1013110249"/>Grid<text:bookmark-end text:name="__RefHeading___Toc1015_1013110249"/></text:h>
      <text:p text:style-name="P26"><text:span text:style-name="T26">Grid</text:span> creates a <text:span text:style-name="T26">subidividable plane mesh</text:span></text:p>
      <text:h text:style-name="Heading_20_3" text:outline-level="3"><text:bookmark-start text:name="__RefHeading___Toc860_14086174811"/><text:span text:style-name="T18">Last Operator </text:span>Add <text:span text:style-name="T26">Grid</text:span> Panel<text:bookmark-end text:name="__RefHeading___Toc860_14086174811"/></text:h>
      <text:p text:style-name="P54"><text:span text:style-name="T10">X Subdivisions</text:span><text:span text:style-name="T18"> defines the number of subdivisions in x direction.<text:line-break/>X</text:span><text:span text:style-name="T10"> Subdivisions</text:span><text:span text:style-name="T18"> defines the number of subdivisions in Y direction.<text:line-break/></text:span><text:span text:style-name="T5">S</text:span><text:span text:style-name="T15">ize</text:span><text:span text:style-name="T18"> is in real the size of the plane.<text:line-break/></text:span><text:span text:style-name="T5">Generate UV's</text:span><text:span text:style-name="T18"> creates UV's for this primitive.<text:line-break/></text:span><text:span text:style-name="T5">Align to view</text:span><text:span text:style-name="T18"> </text:span><text:span text:style-name="T40">aligns the geometry to the chosen view. World, View or 3D cursor.</text:span><text:span text:style-name="T18"><text:line-break/></text:span><text:span text:style-name="T5">Location</text:span><text:span text:style-name="T18"> Adjust the location of the Plane.<text:line-break/></text:span><text:span text:style-name="T5">Rotation</text:span><text:span text:style-name="T18"> defines the rotation of the Plane.</text:span></text:p>
      <text:p text:style-name="P26"/>
      <text:p text:style-name="Horizontal_20_Line"/>
      <text:h text:style-name="Heading_20_2" text:outline-level="2"><draw:frame draw:style-name="fr2" draw:name="Bild13" text:anchor-type="paragraph" svg:y="0.205cm" svg:width="4.74cm" svg:height="3.84cm" draw:z-index="9"><draw:image xlink:href="Pictures/1000020100000118000000E36E39FBF07388F7B2.png" xlink:type="simple" xlink:show="embed" xlink:actuate="onLoad" draw:mime-type="image/png"/></draw:frame><text:bookmark-start text:name="__RefHeading___Toc1017_1013110249"/>Monkey<text:bookmark-end text:name="__RefHeading___Toc1017_1013110249"/></text:h>
      <text:p text:style-name="P27"><text:span text:style-name="T27">Monkey</text:span> creates a <text:span text:style-name="T27">monkey head mesh.</text:span></text:p>
      <text:h text:style-name="Heading_20_3" text:outline-level="3"><text:bookmark-start text:name="__RefHeading___Toc860_140861748111"/><text:span text:style-name="T18">Last Operator </text:span>Add <text:span text:style-name="T27">Monkey</text:span> Panel<text:bookmark-end text:name="__RefHeading___Toc860_140861748111"/></text:h>
      <text:p text:style-name="P57"><text:span text:style-name="T5">Radius</text:span><text:span text:style-name="T18"> is in real the size of the object.<text:line-break/></text:span><text:span text:style-name="T5">Align to view</text:span><text:span text:style-name="T18"> </text:span><text:span text:style-name="T40">aligns the geometry to the chosen view. World, View or 3D cursor.</text:span><text:span text:style-name="T18"><text:line-break/></text:span><text:span text:style-name="T5">Location</text:span><text:span text:style-name="T18"> Adjust the location of the Monkey head mesh.<text:line-break/></text:span><text:span text:style-name="T5">Rotation</text:span><text:span text:style-name="T18"> defines the rotation of the Monkey head mesh.</text:span></text:p>
      <text:p text:style-name="P93"/>
      <table:table table:name="Tabelle3" table:style-name="Tabelle3">
        <table:table-column table:style-name="Tabelle3.A"/>
        <table:table-row table:style-name="TableLine2562554359536">
          <table:table-cell table:style-name="Tabelle3.A1" office:value-type="string">
            <text:h text:style-name="P103" text:outline-level="1"><text:bookmark-start text:name="__RefHeading___Toc4238_4194461024"/>C<text:span text:style-name="T44">urve</text:span><text:bookmark-end text:name="__RefHeading___Toc4238_4194461024"/></text:h>
          </table:table-cell>
        </table:table-row>
      </table:table>
      <text:p text:style-name="P3"><draw:frame draw:style-name="fr3" draw:name="Bild20" text:anchor-type="paragraph" svg:y="0.473cm" svg:width="2.739cm" svg:height="2.03cm" draw:z-index="21"><draw:image xlink:href="Pictures/10000201000000A2000000787E4DE4916C8B5368.png" xlink:type="simple" xlink:show="embed" xlink:actuate="onLoad" draw:mime-type="image/png"/></draw:frame></text:p>
      <text:p text:style-name="P63">Add curves primitives.</text:p>
      <text:p text:style-name="P62">Curve objects are mathematical curves that are defined by a start and endpoint. You can edit the shape of the curve by handlers. Curves have several purposes. They can be used as a path. Or you use them as the base for a mesh object. </text:p>
      <text:p text:style-name="P38">The curve types are very similar. But do have some small differences. The difference between Bezier and Nurbs is that with Bezier you have handlers at the curve. And with a Nurbs <text:s/>you have a control geometry to influence the curve.</text:p>
      <text:p text:style-name="P40">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text:soft-page-break/>Bezier<text:bookmark-end text:name="__RefHeading___Toc4240_4194461024"/></text:h>
      <text:p text:style-name="P38"><text:span text:style-name="T3">Bezier</text:span> creates a Bezier type curve.</text:p>
      <text:h text:style-name="Heading_20_2" text:outline-level="2"><text:bookmark-start text:name="__RefHeading___Toc1190_9183197021"/>Circle<text:bookmark-end text:name="__RefHeading___Toc1190_9183197021"/></text:h>
      <text:p text:style-name="P38"><text:span text:style-name="T3">Circle</text:span> creates a Bezier circle type curve.</text:p>
      <text:h text:style-name="Heading_20_2" text:outline-level="2"><text:bookmark-start text:name="__RefHeading___Toc1192_9183197021"/>Nurbs Curve<text:bookmark-end text:name="__RefHeading___Toc1192_9183197021"/></text:h>
      <text:p text:style-name="P38"><text:span text:style-name="T3">Nurbs Curve</text:span> creates a Nurbs type curve.</text:p>
      <text:h text:style-name="Heading_20_2" text:outline-level="2"><text:bookmark-start text:name="__RefHeading___Toc1194_9183197021"/>Nurbs Circle<text:bookmark-end text:name="__RefHeading___Toc1194_9183197021"/></text:h>
      <text:p text:style-name="P38"><text:span text:style-name="T3">Nurbs Circle</text:span> creates a Nurbs type circle curve.</text:p>
      <text:h text:style-name="Heading_20_2" text:outline-level="2"><text:bookmark-start text:name="__RefHeading___Toc1196_9183197021"/>Path<text:bookmark-end text:name="__RefHeading___Toc1196_9183197021"/></text:h>
      <text:p text:style-name="P38"><text:span text:style-name="T3">Path</text:span> creates a Nurbs type curve.</text:p>
      <text:h text:style-name="Heading_20_3" text:outline-level="3"><draw:frame draw:style-name="fr3" draw:name="Bild19" text:anchor-type="paragraph" svg:y="0.501cm" svg:width="4.791cm" svg:height="3.521cm" draw:z-index="20"><draw:image xlink:href="Pictures/100002010000011B000000D008ADB9D244508EA2.png" xlink:type="simple" xlink:show="embed" xlink:actuate="onLoad" draw:mime-type="image/png"/></draw:frame><text:bookmark-start text:name="__RefHeading___Toc1198_9183197021"/>Last Operator Add Curve<text:bookmark-end text:name="__RefHeading___Toc1198_9183197021"/></text:h>
      <text:p text:style-name="P38">The Last Operator add panel is for all curves equal<text:span text:style-name="T30">.</text:span></text:p>
      <text:p text:style-name="P33"><text:span text:style-name="T5">Radius</text:span><text:span text:style-name="T18"> is in real the size of the object.<text:line-break/></text:span><text:span text:style-name="T5">Align to view</text:span><text:span text:style-name="T18"> </text:span><text:span text:style-name="T40">aligns the geometry to the chosen view. World, View or 3D cursor.</text:span><text:span text:style-name="T18"><text:line-break/></text:span><text:span text:style-name="T5">Location</text:span><text:span text:style-name="T18"> Adjust the location of the curve.<text:line-break/></text:span><text:span text:style-name="T5">Rotation</text:span><text:span text:style-name="T18"> defines the rotation of the curve.</text:span></text:p>
      <text:p text:style-name="P52"/>
      <table:table table:name="Tabelle4" table:style-name="Tabelle4">
        <table:table-column table:style-name="Tabelle4.A"/>
        <table:table-row table:style-name="TableLine2562554357632">
          <table:table-cell table:style-name="Tabelle4.A1" office:value-type="string">
            <text:h text:style-name="P103" text:outline-level="1"><text:bookmark-start text:name="__RefHeading___Toc4242_4194461024"/>S<text:span text:style-name="T44">urface</text:span><text:bookmark-end text:name="__RefHeading___Toc4242_4194461024"/></text:h>
          </table:table-cell>
        </table:table-row>
      </table:table>
      <text:p text:style-name="P3"><draw:frame draw:style-name="fr3" draw:name="Bild22" text:anchor-type="paragraph" svg:y="0.476cm" svg:width="2.76cm" svg:height="2.2cm" draw:z-index="23"><draw:image xlink:href="Pictures/10000201000000A300000082B4DB866E7A81E8BF.png" xlink:type="simple" xlink:show="embed" xlink:actuate="onLoad" draw:mime-type="image/png"/></draw:frame></text:p>
      <text:p text:style-name="P40">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text:soft-page-break/>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3" draw:name="Bild21" text:anchor-type="paragraph" svg:y="0.108cm" svg:width="4.74cm" svg:height="3.491cm" draw:z-index="22"><draw:image xlink:href="Pictures/1000020100000118000000CE093B95450664984F.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Adjust the location of the surface.<text:line-break/>Rotation defines the rotation of the surface.</text:p>
      <text:p text:style-name="Text_20_body"/>
      <table:table table:name="Tabelle5" table:style-name="Tabelle5">
        <table:table-column table:style-name="Tabelle5.A"/>
        <table:table-row table:style-name="TableLine2562554367696">
          <table:table-cell table:style-name="Tabelle5.A1" office:value-type="string">
            <text:h text:style-name="P103" text:outline-level="1"><text:bookmark-start text:name="__RefHeading___Toc4246_4194461024"/>M<text:span text:style-name="T44">etaball</text:span><text:bookmark-end text:name="__RefHeading___Toc4246_4194461024"/></text:h>
          </table:table-cell>
        </table:table-row>
      </table:table>
      <text:p text:style-name="P3"/>
      <text:p text:style-name="P41"><draw:frame draw:style-name="fr3" draw:name="Bild24" text:anchor-type="paragraph" svg:y="0.108cm" svg:width="2.81cm" svg:height="2.011cm" draw:z-index="25"><draw:image xlink:href="Pictures/10000201000000A600000077AB1386F9028D8CF0.png" xlink:type="simple" xlink:show="embed" xlink:actuate="onLoad" draw:mime-type="image/png"/></draw:frame>Meta<text:span text:style-name="T36">-</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9"><text:span text:style-name="T29">Ball</text:span> creates a meta-ball<text:span text:style-name="T29"> in Sphere shape.</text:span></text:p>
      <text:h text:style-name="Heading_20_2" text:outline-level="2"><text:bookmark-start text:name="__RefHeading___Toc15476_25670706471"/>Capsule<text:bookmark-end text:name="__RefHeading___Toc15476_25670706471"/></text:h>
      <text:p text:style-name="P38"><text:span text:style-name="T11">Capsule</text:span> creates a meta-ball<text:span text:style-name="T29"> in Capsule shape.</text:span></text:p>
      <text:h text:style-name="Heading_20_2" text:outline-level="2"><text:bookmark-start text:name="__RefHeading___Toc15478_25670706471"/>Plane<text:bookmark-end text:name="__RefHeading___Toc15478_25670706471"/></text:h>
      <text:p text:style-name="P38"><text:span text:style-name="T11">Plane</text:span> creates a meta-ball<text:span text:style-name="T29"> in Plane shape.</text:span></text:p>
      <text:h text:style-name="Heading_20_2" text:outline-level="2"><text:bookmark-start text:name="__RefHeading___Toc15480_25670706471"/>Ellipsoid<text:bookmark-end text:name="__RefHeading___Toc15480_25670706471"/></text:h>
      <text:p text:style-name="P38"><text:span text:style-name="T11">Ellipsoid</text:span> creates a meta-ball<text:span text:style-name="T29"> in Ellipsoid shape.</text:span></text:p>
      <text:h text:style-name="Heading_20_2" text:outline-level="2"><text:bookmark-start text:name="__RefHeading___Toc15482_25670706471"/><text:soft-page-break/>Cube<text:bookmark-end text:name="__RefHeading___Toc15482_25670706471"/></text:h>
      <text:p text:style-name="P38"><text:span text:style-name="T11">Cube</text:span> creates a meta-ball<text:span text:style-name="T29"> in Cube shape.</text:span></text:p>
      <text:h text:style-name="Heading_20_3" text:outline-level="3"><draw:frame draw:style-name="fr3" draw:name="Bild23" text:anchor-type="paragraph" svg:y="-0.004cm" svg:width="4.77cm" svg:height="3.881cm" draw:z-index="24"><draw:image xlink:href="Pictures/100002010000011A000000E594190BB519C3A5CF.png" xlink:type="simple" xlink:show="embed" xlink:actuate="onLoad" draw:mime-type="image/png"/></draw:frame><text:bookmark-start text:name="__RefHeading___Toc1349_15336071742"/>Last Operator Add Meta ball<text:bookmark-end text:name="__RefHeading___Toc1349_15336071742"/></text:h>
      <text:p text:style-name="P38">The Last Operator add panel is for all Meta-balls equal<text:span text:style-name="T30">.</text:span></text:p>
      <text:p text:style-name="P42"><text:span text:style-name="T3">Primitive</text:span> is a drop-down box where you can change the Meta ball type.<text:line-break/><text:span text:style-name="T5">Radius</text:span><text:span text:style-name="T18"> is in real the size of the object.<text:line-break/></text:span><text:span text:style-name="T5">Align to view</text:span><text:span text:style-name="T18"> </text:span><text:span text:style-name="T40">aligns the geometry to the chosen view. World, View or 3D cursor.</text:span><text:span text:style-name="T18"><text:line-break/></text:span><text:span text:style-name="T5">Location</text:span><text:span text:style-name="T18"> Adjust the location of the surface.<text:line-break/></text:span><text:span text:style-name="T5">Rotation</text:span><text:span text:style-name="T18"> defines the rotation of the surface.</text:span></text:p>
      <text:p text:style-name="P3"/>
      <table:table table:name="Tabelle2" table:style-name="Tabelle2">
        <table:table-column table:style-name="Tabelle2.A"/>
        <table:table-row table:style-name="TableLine2562554367968">
          <table:table-cell table:style-name="Tabelle2.A1" office:value-type="string">
            <text:h text:style-name="P104" text:outline-level="1"><text:bookmark-start text:name="__RefHeading___Toc4248_4194461024"/>T<text:span text:style-name="T45">ext</text:span><text:bookmark-end text:name="__RefHeading___Toc4248_4194461024"/></text:h>
          </table:table-cell>
        </table:table-row>
      </table:table>
      <text:p text:style-name="P5"><text:bookmark-start text:name="__RefHeading___Toc64143_3351823027"/><text:bookmark-end text:name="__RefHeading___Toc64143_3351823027"/></text:p>
      <text:p text:style-name="P58"><text:span text:style-name="T43">Text</text:span><text:span text:style-name="T28"> creates a text object. With a text object you can create a text in the 3D viewport. Text is not mesh geometry. It is a special curve geometry. But you can convert it to a mesh. See Object menu,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3270602062" text:style-name="L1">
        <text:list-item>
          <text:p text:style-name="P120">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20">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20">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7"/>
      <table:table table:name="Tabelle87" table:style-name="Tabelle87">
        <table:table-column table:style-name="Tabelle87.A"/>
        <table:table-row table:style-name="TableLine2562554360896">
          <table:table-cell table:style-name="Tabelle87.A1" office:value-type="string">
            <text:p text:style-name="P91">Note</text:p>
          </table:table-cell>
        </table:table-row>
        <table:table-row table:style-name="TableLine2562554355728">
          <table:table-cell table:style-name="Tabelle87.A2" office:value-type="string">
            <text:p text:style-name="P51"><text:span text:style-name="T35">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13" text:outline-level="2"><text:bookmark-start text:name="__RefHeading___Toc2239_3476092684"/><text:soft-page-break/>Editing Text<text:bookmark-end text:name="__RefHeading___Toc2239_3476092684"/></text:h>
      <text:p text:style-name="P72">Editing text is different from other object types in Bforartists<text:span text:style-name="T58">. You edit on the one hand a curve type object, but also a text. And so the text editing standards applies. Like hitting backspace to delete parts of the text.</text:span></text:p>
      <text:h text:style-name="Heading_20_2" text:outline-level="2"><text:bookmark-start text:name="__RefHeading___Toc2241_3476092684"/>Inserting Text<text:bookmark-end text:name="__RefHeading___Toc2241_3476092684"/></text:h>
      <text:p text:style-name="P72">You can <text:span text:style-name="T58">type in new text. You can also copy text from a text editor and paste it. Or you can load a text file.</text:span></text:p>
      <text:p text:style-name="P72">To load text from a text file, use the <text:span text:style-name="T58">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2">WARNING</text:p>
          </table:table-cell>
        </table:table-row>
        <table:table-row table:style-name="Tabelle9.1">
          <table:table-cell table:style-name="Tabelle9.A2" office:value-type="string">
            <text:p text:style-name="P75">Note that this feature is broken by Blender design. A Bug report to fix it was rejected.</text:p>
            <text:p text:style-name="P75">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4">When you want to work with special UTF8 characters, then we highly recommend to write this text in a text file and import this text file then.</text:p>
            <text:p text:style-name="P74">You have been warned!</text:p>
          </table:table-cell>
        </table:table-row>
      </table:table>
      <text:p text:style-name="P76"/>
      <text:p text:style-name="P76">Many special characters<text:span text:style-name="T59"> </text:span>can be “composed” using a combination of two other characters. <text:span text:style-name="T59">The hotkey for it is the character followed by <text:s/></text:span>Alt-Backspace<text:span text:style-name="T59"> followed by the desired key to produce the accent character. Note that the following key combinations works with the US keyboard layout, even when you use the german keyboard layout.</text:span></text:p>
      <text:p text:style-name="P73">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text:soft-page-break/>ë <text:s/>- <text:s/>E, Alt-Backspace, "</text:p>
      <text:p text:style-name="P72">ç <text:s/>- <text:s/>C, Alt-Backspace, Comma</text:p>
      <text:p text:style-name="P72">¢ <text:s/>- <text:s/>C, Alt-Backspace, |</text:p>
      <text:p text:style-name="P72">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P74"/>
      <text:p text:style-name="Horizontal_20_Line"/>
      <text:h text:style-name="Heading_20_2" text:outline-level="2"><draw:frame draw:style-name="fr6" draw:name="Bild1055" text:anchor-type="paragraph" svg:x="13.697cm" svg:y="0.794cm" svg:width="4.74cm" svg:height="3.521cm" draw:z-index="14"><draw:image xlink:href="Pictures/1000020100000118000000D03E2B731F62BC32AA.png" xlink:type="simple" xlink:show="embed" xlink:actuate="onLoad" draw: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3" draw:name="Bild15" text:anchor-type="paragraph" svg:y="-0.034cm" svg:width="5.249cm" svg:height="4.96cm" draw:z-index="54"><draw:image xlink:href="Pictures/100002010000013600000125C3911EEB4BD79A9D.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5"/>
      <text:p text:style-name="P55"/>
      <text:p text:style-name="P79"><text:soft-page-break/></text:p>
      <text:p text:style-name="P79"/>
      <text:p text:style-name="P79"/>
      <table:table table:name="Tabelle20" table:style-name="Tabelle20">
        <table:table-column table:style-name="Tabelle20.A"/>
        <table:table-row table:style-name="TableLine2562554356544">
          <table:table-cell table:style-name="Tabelle20.A1" office:value-type="string">
            <text:h text:style-name="P108" text:outline-level="1"><text:bookmark-start text:name="__RefHeading___Toc2410_4278318304"/>Point Cloud<text:bookmark-end text:name="__RefHeading___Toc2410_4278318304"/></text:h>
          </table:table-cell>
        </table:table-row>
      </table:table>
      <text:p text:style-name="P17"/>
      <text:p text:style-name="P79"><draw:frame draw:style-name="fr3" draw:name="Bild25" text:anchor-type="paragraph" svg:y="-0.034cm" svg:width="2.69cm" svg:height="2.69cm" draw:z-index="59"><draw:image xlink:href="Pictures/100002010000013E0000013E752AA8F688C9519F.png" xlink:type="simple" xlink:show="embed" xlink:actuate="onLoad" draw:mime-type="image/png"/></draw:frame><text:span text:style-name="T61">Creates a object of type Point Cloud. Point clouds can represent 3D scans. It is also planned to represent particles in the future. Each point can store data in a set of Attributes. The attributes can be found in the Properties Editor in the </text:span><text:span text:style-name="T62">Object Data Properties.</text:span></text:p>
      <text:p text:style-name="P79"/>
      <text:p text:style-name="P82"><draw:frame draw:style-name="fr3" draw:name="Bild29" text:anchor-type="paragraph" svg:y="0.205cm" svg:width="7.08cm" svg:height="1.61cm" draw:z-index="60"><draw:image xlink:href="Pictures/10000201000001A20000005FC89024215FDC5083.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3" draw:name="Bild30" text:anchor-type="paragraph" svg:y="0.205cm" svg:width="4.77cm" svg:height="3.15cm" draw:z-index="61"><draw:image xlink:href="Pictures/100002010000011A000000BA3462D44625FBF383.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3" draw:name="Bild31" text:anchor-type="paragraph" svg:y="0.205cm" svg:width="2.619cm" svg:height="1.76cm" draw:z-index="62"><draw:image xlink:href="Pictures/100002010000009B0000006892BFB26B34252608.png" xlink:type="simple" xlink:show="embed" xlink:actuate="onLoad" draw:mime-type="image/png"/></draw:frame><text:bookmark-start text:name="__RefHeading___Toc2420_4278318304"/>Align<text:bookmark-end text:name="__RefHeading___Toc2420_4278318304"/></text:h>
      <text:p text:style-name="P80">How to orient the point cloud at creation.</text:p>
      <text:h text:style-name="Heading_20_3" text:outline-level="3"><text:bookmark-start text:name="__RefHeading___Toc2422_4278318304"/>Location X Y Z<text:bookmark-end text:name="__RefHeading___Toc2422_4278318304"/></text:h>
      <text:p text:style-name="P80">The position of the point cloud at creation.</text:p>
      <text:h text:style-name="Heading_20_3" text:outline-level="3"><text:bookmark-start text:name="__RefHeading___Toc2424_4278318304"/>Rotation X Y Z<text:bookmark-end text:name="__RefHeading___Toc2424_4278318304"/></text:h>
      <text:p text:style-name="P80">The rotation of the point cloud at creation.</text:p>
      <text:p text:style-name="P80"/>
      <text:p text:style-name="P84"/>
      <table:table table:name="Tabelle21" table:style-name="Tabelle21">
        <table:table-column table:style-name="Tabelle21.A"/>
        <table:table-row table:style-name="TableLine2562554356000">
          <table:table-cell table:style-name="Tabelle21.A1" office:value-type="string">
            <text:h text:style-name="P109" text:outline-level="1"><text:bookmark-start text:name="__RefHeading___Toc2410_42783183041"/>Volume<text:bookmark-end text:name="__RefHeading___Toc2410_42783183041"/></text:h>
          </table:table-cell>
        </table:table-row>
      </table:table>
      <text:p text:style-name="P18"/>
      <text:p text:style-name="P85"><draw:frame draw:style-name="fr3" draw:name="Bild32" text:anchor-type="paragraph" svg:y="-0.034cm" svg:width="5.489cm" svg:height="0.831cm" draw:z-index="63"><draw:image xlink:href="Pictures/100002010000014400000031DC0FAF9B4ADF8B30.png" xlink:type="simple" xlink:show="embed" xlink:actuate="onLoad" draw:mime-type="image/png"/></draw:frame>Add a volume object.</text:p>
      <text:p text:style-name="P84"/>
      <text:h text:style-name="Heading_20_2" text:outline-level="2"><text:bookmark-start text:name="__RefHeading___Toc2501_593392144"/>Import OpenVDB<text:bookmark-end text:name="__RefHeading___Toc2501_593392144"/></text:h>
      <text:p text:style-name="Text_20_body">Imports<text:span text:style-name="T63"> a volume object of type OpenVDB. This button opens a file browser.</text:span></text:p>
      <text:h text:style-name="Heading_20_2" text:outline-level="2"><text:bookmark-start text:name="__RefHeading___Toc2503_593392144"/><text:soft-page-break/>Empty<text:bookmark-end text:name="__RefHeading___Toc2503_593392144"/></text:h>
      <text:p text:style-name="P85">Create an empty Volume object.</text:p>
      <text:p text:style-name="P84"/>
      <text:p text:style-name="P83"/>
      <text:h text:style-name="P114" text:outline-level="2"><draw:frame draw:style-name="fr3" draw:name="Bild35" text:anchor-type="paragraph" svg:y="0.205cm" svg:width="4.77cm" svg:height="3.129cm" draw:z-index="64"><draw:image xlink:href="Pictures/1000020100000119000000B969B597B156948760.png" xlink:type="simple" xlink:show="embed" xlink:actuate="onLoad" draw:mime-type="image/png"/></draw:frame><text:bookmark-start text:name="__RefHeading___Toc2418_42783183041"/>Last Operator Add <text:span text:style-name="T54">Volume</text:span><text:bookmark-end text:name="__RefHeading___Toc2418_42783183041"/></text:h>
      <text:p text:style-name="P84"/>
      <text:p text:style-name="P84"/>
      <text:p text:style-name="P84"/>
      <text:h text:style-name="P118" text:outline-level="3"><draw:frame draw:style-name="fr3" draw:name="Bild36" text:anchor-type="paragraph" svg:y="0.492cm" svg:width="2.619cm" svg:height="1.76cm" draw:z-index="65"><draw:image xlink:href="Pictures/100002010000009B0000006892BFB26B34252608.png" xlink:type="simple" xlink:show="embed" xlink:actuate="onLoad" draw:mime-type="image/png"/></draw:frame><text:bookmark-start text:name="__RefHeading___Toc2420_42783183041"/>Align<text:bookmark-end text:name="__RefHeading___Toc2420_42783183041"/></text:h>
      <text:p text:style-name="P81">How to orient the point cloud at creation.</text:p>
      <text:h text:style-name="P118" text:outline-level="3"><text:bookmark-start text:name="__RefHeading___Toc2422_42783183041"/>Location X Y Z<text:bookmark-end text:name="__RefHeading___Toc2422_42783183041"/></text:h>
      <text:p text:style-name="P81">The position of the point cloud at creation.</text:p>
      <text:h text:style-name="P118" text:outline-level="3"><text:bookmark-start text:name="__RefHeading___Toc2424_42783183041"/>Rotation X Y Z<text:bookmark-end text:name="__RefHeading___Toc2424_42783183041"/></text:h>
      <text:p text:style-name="P81">The rotation of the point cloud at creation.</text:p>
      <text:p text:style-name="P79"/>
      <table:table table:name="Tabelle7" table:style-name="Tabelle7">
        <table:table-column table:style-name="Tabelle7.A"/>
        <table:table-row table:style-name="TableLine2562554369328">
          <table:table-cell table:style-name="Tabelle7.A1" office:value-type="string">
            <text:h text:style-name="P104" text:outline-level="1"><text:bookmark-start text:name="__RefHeading___Toc4250_4194461024"/>G<text:span text:style-name="T45">rease Pencil</text:span><text:bookmark-end text:name="__RefHeading___Toc4250_4194461024"/></text:h>
          </table:table-cell>
        </table:table-row>
      </table:table>
      <text:p text:style-name="P4"/>
      <text:p text:style-name="Text_20_body"><draw:frame draw:style-name="fr2" draw:name="Bild87" text:anchor-type="paragraph" svg:y="0.288cm" svg:width="5.5cm" svg:height="2.559cm" draw:z-index="55"><draw:image xlink:href="Pictures/100002010000014500000097352EA08F6F8EE026.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h text:style-name="Heading_20_2" text:outline-level="2"><text:bookmark-start text:name="__RefHeading___Toc4252_4194461024"/>Blank<text:bookmark-end text:name="__RefHeading___Toc4252_4194461024"/></text:h>
      <text:p text:style-name="P56">Adds a blank grease pencil object with just one black color and no geometry.</text:p>
      <text:h text:style-name="Heading_20_2" text:outline-level="2"><draw:frame draw:style-name="fr2" draw:name="Bild26" text:anchor-type="paragraph" svg:y="0.104cm" svg:width="5.383cm" svg:height="3.556cm" draw:z-index="26"><draw:image xlink:href="Pictures/100002010000027C000001A4144532CB48BBC3D1.png" xlink:type="simple" xlink:show="embed" xlink:actuate="onLoad" draw:mime-type="image/png"/></draw:frame><text:bookmark-start text:name="__RefHeading___Toc4254_4194461024"/>Stroke<text:bookmark-end text:name="__RefHeading___Toc4254_4194461024"/></text:h>
      <text:p text:style-name="P56">Adds a grease pencil stroke with some predefined colors.</text:p>
      <text:p text:style-name="P56"><text:soft-page-break/></text:p>
      <text:p text:style-name="P56"/>
      <text:p text:style-name="P56"/>
      <text:h text:style-name="P115" text:outline-level="2"><draw:frame draw:style-name="fr9" draw:name="Bild40" text:anchor-type="paragraph" svg:x="13.139cm" svg:y="0.42cm" svg:width="5.562cm" svg:height="3.572cm" draw:z-index="27"><draw:image xlink:href="Pictures/1000020100000291000001A606C5DEA93A30D53E.png" xlink:type="simple" xlink:show="embed" xlink:actuate="onLoad" draw:mime-type="image/png"/></draw:frame><text:bookmark-start text:name="__RefHeading___Toc4256_4194461024"/>Monkey<text:bookmark-end text:name="__RefHeading___Toc4256_4194461024"/></text:h>
      <text:p text:style-name="P56">Adds the drawing of a monkey as an example with some predefined colors.</text:p>
      <text:p text:style-name="Text_20_body"/>
      <text:p text:style-name="P88"/>
      <text:p text:style-name="P88"/>
      <text:h text:style-name="Heading_20_2" text:outline-level="2"><draw:frame draw:style-name="fr2" draw:name="Bild34" text:anchor-type="paragraph" svg:y="0.42cm" svg:width="6.819cm" svg:height="4.129cm" draw:z-index="67"><draw:image xlink:href="Pictures/1000020100000193000000F48FAE0E894BE66A77.png" xlink:type="simple" xlink:show="embed" xlink:actuate="onLoad" draw:mime-type="image/png"/></draw:frame><text:bookmark-start text:name="__RefHeading___Toc2579_3741603856"/>Scene Line Art<text:bookmark-end text:name="__RefHeading___Toc2579_3741603856"/></text:h>
      <text:p text:style-name="P86">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86">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86">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18">Last Operator Add </text:span><text:span text:style-name="T51">G</text:span><text:span text:style-name="T53">rease Pencil</text:span><text:bookmark-end text:name="__RefHeading___Toc2585_3741603856"/></text:h>
      <text:p text:style-name="P87"><draw:frame draw:style-name="fr3" draw:name="Bild33" text:anchor-type="paragraph" svg:y="-0.071cm" svg:width="4.791cm" svg:height="4.551cm" draw:z-index="66"><draw:image xlink:href="Pictures/100002010000011B0000010DADBB9A5E802E4BE6.png" xlink:type="simple" xlink:show="embed" xlink:actuate="onLoad" draw:mime-type="image/png"/></draw:frame><text:span text:style-name="T28">The Last Operator add Grease Pencil panel is for all grease pencil objects equal.<text:line-break/></text:span><text:span text:style-name="T5">Radius</text:span><text:span text:style-name="T18"> is in real the size of the object.<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surface.<text:line-break/></text:span><text:span text:style-name="T5">Rotation</text:span><text:span text:style-name="T18"> defines the rotation of the surface.</text:span></text:p>
      <text:p text:style-name="P87"/>
      <text:p text:style-name="P87"/>
      <text:p text:style-name="P87"/>
      <text:p text:style-name="P122"><draw:frame draw:style-name="fr1" draw:name="Bild38" text:anchor-type="paragraph" svg:y="-0.071cm" svg:width="2.581cm" svg:height="3cm" draw:z-index="69"><draw:image xlink:href="Pictures/1000000000000098000000B1C1003F1F7C98F6B9.jpg" xlink:type="simple" xlink:show="embed" xlink:actuate="onLoad" draw:mime-type="image/jpeg"/></draw:frame><text:span text:style-name="T3">Type</text:span> Choose the grease pencil type.</text:p>
      <text:p text:style-name="P123">Line art types gives you further options.</text:p>
      <text:p text:style-name="P123"/>
      <text:h text:style-name="Heading_20_3" text:outline-level="3"><text:bookmark-start text:name="__RefHeading___Toc2625_2295679513"/><text:soft-page-break/>In Front<text:bookmark-end text:name="__RefHeading___Toc2625_2295679513"/></text:h>
      <text:p text:style-name="P123"><draw:frame draw:style-name="fr1" draw:name="Bild39" text:anchor-type="paragraph" svg:y="-0.071cm" svg:width="4.791cm" svg:height="1.27cm" draw:z-index="70"><draw:image xlink:href="Pictures/100002010000011B0000004B0F17FAE45BC8CBAC.png" xlink:type="simple" xlink:show="embed" xlink:actuate="onLoad" draw:mime-type="image/png"/></draw:frame>Show the grease pencil line art in front of everything.</text:p>
      <text:p text:style-name="P123"/>
      <text:h text:style-name="Heading_20_3" text:outline-level="3"><draw:frame draw:style-name="fr1" draw:name="Bild43" text:anchor-type="paragraph" svg:y="-0.071cm" svg:width="2.611cm" svg:height="1.401cm" draw:z-index="71"><draw:image xlink:href="Pictures/100002010000009A0000005322662DA8824E470A.png" xlink:type="simple" xlink:show="embed" xlink:actuate="onLoad" draw:mime-type="image/png"/></draw:frame><text:bookmark-start text:name="__RefHeading___Toc2627_2295679513"/>Stroke Depth Order<text:bookmark-end text:name="__RefHeading___Toc2627_2295679513"/></text:h>
      <text:p text:style-name="P123">How to order the strokes.</text:p>
      <text:p text:style-name="Text_20_body"/>
      <table:table table:name="Tabelle6" table:style-name="Tabelle6">
        <table:table-column table:style-name="Tabelle6.A"/>
        <table:table-row table:style-name="TableLine2562554364976">
          <table:table-cell table:style-name="Tabelle6.A1" office:value-type="string">
            <text:h text:style-name="P104" text:outline-level="1"><text:bookmark-start text:name="__RefHeading___Toc4262_4194461024"/>A<text:span text:style-name="T45">rmature</text:span><text:bookmark-end text:name="__RefHeading___Toc4262_4194461024"/></text:h>
          </table:table-cell>
        </table:table-row>
      </table:table>
      <text:p text:style-name="P8"><text:bookmark-start text:name="__RefHeading___Toc64145_3351823027"/><text:bookmark-end text:name="__RefHeading___Toc64145_3351823027"/></text:p>
      <text:p text:style-name="P37"><text:span text:style-name="T13">Armature</text:span> <text:span text:style-name="T31">adds the first bone of a skeleton. This bone can be further extended in edit mode. And you can animate the created skeleton in pose mode.</text:span></text:p>
      <text:p text:style-name="P78"><draw:frame draw:style-name="fr3" draw:name="Bild17" text:anchor-type="paragraph" svg:y="-0.071cm" svg:width="3.39cm" svg:height="4.39cm" draw:z-index="57"><draw:image xlink:href="Pictures/10000201000000C8000001034AB81152507DC73A.png" xlink:type="simple" xlink:show="embed" xlink:actuate="onLoad" draw:mime-type="image/png"/></draw:frame>A bone has three elements. The start joint is called root or head. The body is called body. And the end joint is called tip or tail.</text:p>
      <text:p text:style-name="P78"/>
      <text:p text:style-name="P78"/>
      <text:p text:style-name="P78"/>
      <text:p text:style-name="P78"/>
      <text:p text:style-name="P78"><draw:frame draw:style-name="fr6" draw:name="Bild18" text:anchor-type="paragraph" svg:x="15.311cm" svg:y="0.005cm" svg:width="3.39cm" svg:height="4.39cm" draw:z-index="58"><draw:image xlink:href="Pictures/10000201000000B90000014DCE7E80F0D9235131.png" xlink:type="simple" xlink:show="embed" xlink:actuate="onLoad" draw:mime-type="image/png"/></draw:frame>A bone can also have an influence area. The so called envelope.</text:p>
      <text:p text:style-name="P78"/>
      <text:p text:style-name="P78"/>
      <text:p text:style-name="P78"/>
      <text:p text:style-name="P78"/>
      <text:p text:style-name="P78">The bones of an armature can be edited in Edit mode. And posed in Pose mode.</text:p>
      <text:h text:style-name="Heading_20_2" text:outline-level="2"><draw:frame draw:style-name="fr3" draw:name="Bild1056" text:anchor-type="paragraph" svg:y="-0.072cm" svg:width="4.81cm" svg:height="3.56cm" draw:z-index="15"><draw:image xlink:href="Pictures/100002010000011C000000D29BE233C69A368F80.png" xlink:type="simple" xlink:show="embed" xlink:actuate="onLoad" draw:mime-type="image/png"/></draw:frame><text:bookmark-start text:name="__RefHeading___Toc1349_15336071741112"/>Last Operator Add <text:span text:style-name="T31">Armature</text:span><text:bookmark-end text:name="__RefHeading___Toc1349_15336071741112"/></text:h>
      <text:p text:style-name="P59"><text:span text:style-name="T5">Radius</text:span><text:span text:style-name="T18"> is in real the size of the Armature object.<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Armature object.<text:line-break/></text:span><text:span text:style-name="T5">Rotation</text:span><text:span text:style-name="T18"> defines the rotation of the Armature object.</text:span></text:p>
      <table:table table:name="Tabelle8" table:style-name="Tabelle8">
        <table:table-column table:style-name="Tabelle8.A"/>
        <table:table-row table:style-name="TableLine2562554357904">
          <table:table-cell table:style-name="Tabelle8.A1" office:value-type="string">
            <text:h text:style-name="P105" text:outline-level="1"><text:bookmark-start text:name="__RefHeading___Toc4260_4194461024"/>L<text:span text:style-name="T55">attice</text:span><text:bookmark-end text:name="__RefHeading___Toc4260_4194461024"/></text:h>
          </table:table-cell>
        </table:table-row>
      </table:table>
      <text:p text:style-name="P7"><text:bookmark-start text:name="__RefHeading___Toc64147_3351823027"/><text:bookmark-end text:name="__RefHeading___Toc64147_3351823027"/></text:p>
      <text:p text:style-name="P58"><text:span text:style-name="T41">A</text:span><text:span text:style-name="T42"> lattice object</text:span><text:span text:style-name="T55"> is a control cage to control deforming at another object.</text:span></text:p>
      <text:h text:style-name="Heading_20_2" text:outline-level="2"><text:bookmark-start text:name="__RefHeading___Toc14588_12059308371"/><text:soft-page-break/>Usage<text:bookmark-end text:name="__RefHeading___Toc14588_12059308371"/></text:h>
      <text:p text:style-name="P48">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8">Select Lattice Object. Enter Edit mode. And here you can deform the Lattice Object now, and the object to deform will follow.</text:p>
      <text:h text:style-name="Heading_20_2" text:outline-level="2"><draw:frame draw:style-name="fr3" draw:name="Bild1057" text:anchor-type="paragraph" svg:y="0.222cm" svg:width="4.791cm" svg:height="3.889cm" draw:z-index="16"><draw:image xlink:href="Pictures/100002010000011B000000E63E10DA16ADB10C50.png" xlink:type="simple" xlink:show="embed" xlink:actuate="onLoad" draw:mime-type="image/png"/></draw:frame><text:bookmark-start text:name="__RefHeading___Toc1349_153360717411112"/>Last Operator Add <text:span text:style-name="T34">Lattice object</text:span><text:bookmark-end text:name="__RefHeading___Toc1349_153360717411112"/></text:h>
      <text:p text:style-name="P59"><text:span text:style-name="T5">Radius</text:span><text:span text:style-name="T18"> is in real the size of the Lattice object.<text:line-break/></text:span><text:span text:style-name="T13">Type</text:span><text:span text:style-name="T18"> is a drop-down box choose any other object type to create.<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Lattice object.<text:line-break/></text:span><text:span text:style-name="T5">Rotation</text:span><text:span text:style-name="T18"> defines the rotation of the Lattice object.</text:span></text:p>
      <text:p text:style-name="P60"/>
      <table:table table:name="Tabelle10" table:style-name="Tabelle10">
        <table:table-column table:style-name="Tabelle10.A"/>
        <table:table-row table:style-name="TableLine2562554362528">
          <table:table-cell table:style-name="Tabelle10.A1" office:value-type="string">
            <text:h text:style-name="P111" text:outline-level="1"><text:bookmark-start text:name="__RefHeading___Toc2804_2860383765"/><text:span text:style-name="T46">E</text:span><text:span text:style-name="T47">mpty</text:span><text:bookmark-end text:name="__RefHeading___Toc2804_2860383765"/></text:h>
          </table:table-cell>
        </table:table-row>
      </table:table>
      <text:p text:style-name="P45"/>
      <text:p text:style-name="P45"><draw:frame draw:style-name="fr3" draw:name="Bild42" text:anchor-type="paragraph" svg:y="0.182cm" svg:width="2.76cm" svg:height="3.12cm" draw:z-index="29"><draw:image xlink:href="Pictures/10000201000000A3000000B8BE1AD07F698F3F42.png" xlink:type="simple" xlink:show="embed" xlink:actuate="onLoad" draw:mime-type="image/png"/></draw:frame>An Empty is an object without any data attached. It is basically just a container. <text:span text:style-name="T55">It is empty. </text:span>Empties can be used as anchor objects. Or as visible handlers at a skeleton for example. </text:p>
      <text:p text:style-name="P45">The empty types differs just by how they gets displayed in the viewport.</text:p>
      <text:p text:style-name="P45"/>
      <text:p text:style-name="P45"/>
      <text:p text:style-name="P60"><draw:frame draw:style-name="fr9" draw:name="Bild48" text:anchor-type="paragraph" svg:x="12.968cm" svg:y="0.026cm" svg:width="5.81cm" svg:height="6.331cm" draw:z-index="30"><draw:image xlink:href="Pictures/1000020100000157000001765A461FEAB52E8AFC.png" xlink:type="simple" xlink:show="embed" xlink:actuate="onLoad" draw:mime-type="image/png"/></draw:frame>The empty of type image allows you to load an image to display the empty. This image can be adjusted and loaded in the object data panel of the empty object.</text:p>
      <text:p text:style-name="P60"><draw:frame draw:style-name="fr8" draw:name="Bild49" text:anchor-type="paragraph" svg:x="9.968cm" svg:y="-0.113cm" svg:width="2.335cm" svg:height="1.972cm" draw:z-index="31"><draw:image xlink:href="Pictures/1000020100000114000000E98957617F7705CC31.png" xlink:type="simple" xlink:show="embed" xlink:actuate="onLoad" draw:mime-type="image/png"/></draw:frame>The image empty has also a transform widget, presented by the yellow color. It becomes visible when you hover with the mouse over the object.</text:p>
      <text:p text:style-name="P61">Empties, no matter what shape, does not render to file.</text:p>
      <text:p text:style-name="P45"/>
      <text:p text:style-name="P45"/>
      <text:h text:style-name="P116" text:outline-level="2"><draw:frame draw:style-name="fr6" draw:name="Bild41" text:anchor-type="paragraph" svg:x="13.968cm" svg:y="0.977cm" svg:width="4.791cm" svg:height="3.881cm" draw:z-index="28"><draw:image xlink:href="Pictures/100002010000011B000000E5CA89CEA9791C610A.png" xlink:type="simple" xlink:show="embed" xlink:actuate="onLoad" draw:mime-type="image/png"/></draw:frame><text:bookmark-start text:name="__RefHeading___Toc2806_2860383765"/>Last Operator Add <text:span text:style-name="T33">Empty</text:span><text:bookmark-end text:name="__RefHeading___Toc2806_2860383765"/></text:h>
      <text:p text:style-name="P59"><text:span text:style-name="T13">Type</text:span><text:span text:style-name="T18"> is a drop-down box where you can define the type of Empty object.<text:line-break/></text:span><text:span text:style-name="T5">Radius</text:span><text:span text:style-name="T18"> is in real the size of the Empty object.<text:line-break/></text:span><text:span text:style-name="T5">Align</text:span><text:span text:style-name="T16"> </text:span><text:span text:style-name="T40">aligns the geometry to the chosen view. World, View or 3D cursor.</text:span><text:span text:style-name="T18"><text:line-break/></text:span><text:soft-page-break/><text:span text:style-name="T5">Location</text:span><text:span text:style-name="T18"> Adjust the location of the Empty object.<text:line-break/></text:span><text:span text:style-name="T5">Rotation</text:span><text:span text:style-name="T18"> defines the rotation of the Empty object.</text:span></text:p>
      <text:p text:style-name="P59"/>
      <text:p text:style-name="P59"/>
      <text:p text:style-name="P59"/>
      <table:table table:name="Tabelle11" table:style-name="Tabelle11">
        <table:table-column table:style-name="Tabelle11.A"/>
        <table:table-row table:style-name="TableLine2562554360080">
          <table:table-cell table:style-name="Tabelle11.A1" office:value-type="string">
            <text:h text:style-name="P105" text:outline-level="1"><text:bookmark-start text:name="__RefHeading___Toc2808_2860383765"/>I<text:span text:style-name="T55">mage</text:span><text:bookmark-end text:name="__RefHeading___Toc2808_2860383765"/></text:h>
          </table:table-cell>
        </table:table-row>
      </table:table>
      <text:p text:style-name="P6"><draw:frame draw:style-name="fr2" draw:name="Bild50" text:anchor-type="paragraph" svg:y="0.356cm" svg:width="2.81cm" svg:height="0.861cm" draw:z-index="32"><draw:image xlink:href="Pictures/10000201000000A600000033E74AA68B46943A35.png" xlink:type="simple" xlink:show="embed" xlink:actuate="onLoad" draw:mime-type="image/png"/></draw:frame></text:p>
      <text:p text:style-name="Text_20_body"><draw:frame draw:style-name="fr2" draw:name="Bild55" text:anchor-type="paragraph" svg:y="1.101cm" svg:width="5.791cm" svg:height="3.281cm" draw:z-index="37"><draw:image xlink:href="Pictures/1000020100000156000000C27606D7E4A9131603.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Text_20_body">When you create an image object, then the file browser opens, choose the image that you want to use as the reference image. It loads with the correct ratio.</text:p>
      <text:p text:style-name="Text_20_body"/>
      <text:p text:style-name="Text_20_body">Neither reference images nor background images does render to file. They <text:s text:c="2"/>are just meant to display images in the viewport.</text:p>
      <text:p text:style-name="P9"/>
      <text:h text:style-name="Heading_20_2" text:outline-level="2"><draw:frame draw:style-name="fr2" draw:name="Bild51" text:anchor-type="paragraph" svg:y="0.524cm" svg:width="7.031cm" svg:height="2.979cm" draw:z-index="33"><draw:image xlink:href="Pictures/100002010000019F000000B003BE34869F514D69.png" xlink:type="simple" xlink:show="embed" xlink:actuate="onLoad" draw:mime-type="image/png"/></draw:frame><text:bookmark-start text:name="__RefHeading___Toc2810_2860383765"/>Reference<text:bookmark-end text:name="__RefHeading___Toc2810_2860383765"/></text:h>
      <text:p text:style-name="P60">A reference image is for example used to model along the shape of a car at an image.</text:p>
      <text:p text:style-name="P60"><draw:frame draw:style-name="fr2" draw:name="Bild52" text:anchor-type="paragraph" svg:y="1.575cm" svg:width="5.81cm" svg:height="6.331cm" draw:z-index="34"><draw:image xlink:href="Pictures/1000020100000157000001765A461FEAB52E8AFC.png" xlink:type="simple" xlink:show="embed" xlink:actuate="onLoad" draw:mime-type="image/png"/></draw:frame>The image has also a transform widget, presented by the yellow color. It becomes visible when you hover with the mouse over the object.</text:p>
      <text:p text:style-name="P60">Important, the reference image loads oriented in the current screen orientation. So when you need the image in the side view, then you should be in the side view when you create a reference image.</text:p>
      <text:p text:style-name="P60">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here is just one difference between a Reference and a Background image. </text:p>
      <text:p text:style-name="P60">A reference image is double sided. A background image not. When you look from the back side, then it is transparent.</text:p>
      <text:p text:style-name="P59"><text:soft-page-break/></text:p>
      <text:p text:style-name="P59"><draw:frame draw:style-name="fr7" draw:name="Bild53" text:anchor-type="paragraph" svg:x="0.109cm" svg:y="-0.302cm" svg:width="4.86cm" svg:height="2.843cm" draw:z-index="35"><draw:image xlink:href="Pictures/100002010000023E00000150290B97A253D98719.png" xlink:type="simple" xlink:show="embed" xlink:actuate="onLoad" draw:mime-type="image/png"/></draw:frame><draw:frame draw:style-name="fr7" draw:name="Bild54" text:anchor-type="paragraph" svg:x="5.584cm" svg:y="-0.032cm" svg:width="4.884cm" svg:height="2.574cm" draw:z-index="36"><draw:image xlink:href="Pictures/1000020100000241000001301A647A2B52F27579.png" xlink:type="simple" xlink:show="embed" xlink:actuate="onLoad" draw:mime-type="image/png"/></draw:frame></text:p>
      <text:p text:style-name="P59"/>
      <text:p text:style-name="P59"/>
      <table:table table:name="Tabelle13" table:style-name="Tabelle13">
        <table:table-column table:style-name="Tabelle13.A"/>
        <table:table-row table:style-name="TableLine2562554362800">
          <table:table-cell table:style-name="Tabelle13.A1" office:value-type="string">
            <text:h text:style-name="P106" text:outline-level="1"><text:bookmark-start text:name="__RefHeading___Toc4943_2860383765"/>S<text:span text:style-name="T56">peaker</text:span><text:bookmark-end text:name="__RefHeading___Toc4943_2860383765"/></text:h>
          </table:table-cell>
        </table:table-row>
      </table:table>
      <text:p text:style-name="Text_20_body"/>
      <text:p text:style-name="Text_20_body">A<text:span text:style-name="T56"> speaker object allows you to add a sound source to the scene. This can be used in a movie for example.</text:span></text:p>
      <text:h text:style-name="Heading_20_2" text:outline-level="2"><draw:frame draw:style-name="fr3" draw:name="Bild56" text:anchor-type="paragraph" svg:y="0.155cm" svg:width="4.761cm" svg:height="3.161cm" draw:z-index="38"><draw:image xlink:href="Pictures/1000020100000119000000BB8D3A25A36687F37A.png" xlink:type="simple" xlink:show="embed" xlink:actuate="onLoad" draw:mime-type="image/png"/></draw:frame><text:bookmark-start text:name="__RefHeading___Toc1349_153360717411111111"/>Last Operator Add Speaker<text:bookmark-end text:name="__RefHeading___Toc1349_153360717411111111"/></text:h>
      <text:p text:style-name="Text_20_body"><text:span text:style-name="T3">Align</text:span> aligns the geometry to the chosen view. World, View or 3D cursor.<text:line-break/><text:span text:style-name="T3">Location</text:span> Adjust the location of the Speaker object.<text:line-break/><text:span text:style-name="T3">Rotation</text:span> defines the rotation of the Speaker object.</text:p>
      <text:p text:style-name="Text_20_body"/>
      <table:table table:name="Tabelle14" table:style-name="Tabelle14">
        <table:table-column table:style-name="Tabelle14.A"/>
        <table:table-row table:style-name="TableLine2562554363344">
          <table:table-cell table:style-name="Tabelle14.A1" office:value-type="string">
            <text:h text:style-name="P106" text:outline-level="1"><text:bookmark-start text:name="__RefHeading___Toc4945_2860383765"/>C<text:span text:style-name="T56">amera</text:span><text:bookmark-end text:name="__RefHeading___Toc4945_2860383765"/></text:h>
          </table:table-cell>
        </table:table-row>
      </table:table>
      <text:p text:style-name="Text_20_body"/>
      <text:p text:style-name="Text_20_body"><draw:frame draw:style-name="fr6" draw:name="Bild57" text:anchor-type="paragraph" svg:x="13.991cm" svg:y="-0.277cm" svg:width="4.71cm" svg:height="2.78cm" draw:z-index="39"><draw:image xlink:href="Pictures/1000020100000116000000A415242C61251A98FD.png" xlink:type="simple" xlink:show="embed" xlink:actuate="onLoad" draw:mime-type="image/png"/></draw:frame>A<text:span text:style-name="T56"> camera object allows you to render your scene.</text:span></text:p>
      <text:p text:style-name="P11">Camera objects can be further adjusted in the properties editor.</text:p>
      <text:h text:style-name="Heading_20_2" text:outline-level="2"><text:bookmark-start text:name="__RefHeading___Toc1349_15336071741111121"/>Last Operator Add <text:span text:style-name="T32">Camera</text:span><text:bookmark-end text:name="__RefHeading___Toc1349_15336071741111121"/></text:h>
      <text:p text:style-name="P39"><text:span text:style-name="T5">Location</text:span><text:span text:style-name="T18"> Adjust the location of the Camera object.<text:line-break/></text:span><text:span text:style-name="T5">Rotation</text:span><text:span text:style-name="T18"> defines the rotation of the Camera object.</text:span></text:p>
      <text:p text:style-name="P39"/>
      <table:table table:name="Tabelle15" table:style-name="Tabelle15">
        <table:table-column table:style-name="Tabelle15.A"/>
        <table:table-row table:style-name="TableLine2562554361168">
          <table:table-cell table:style-name="Tabelle15.A1" office:value-type="string">
            <text:h text:style-name="P106" text:outline-level="1"><text:bookmark-start text:name="__RefHeading___Toc4947_2860383765"/>L<text:span text:style-name="T56">ight</text:span><text:bookmark-end text:name="__RefHeading___Toc4947_2860383765"/></text:h>
          </table:table-cell>
        </table:table-row>
      </table:table>
      <text:p text:style-name="P10"/>
      <text:p text:style-name="P11"><draw:frame draw:style-name="fr2" draw:name="Bild59" text:anchor-type="paragraph" svg:y="0.064cm" svg:width="2.76cm" svg:height="1.64cm" draw:z-index="41"><draw:image xlink:href="Pictures/10000201000000A30000006174E60F0C72D2C324.png" xlink:type="simple" xlink:show="embed" xlink:actuate="onLoad" draw:mime-type="image/png"/></draw:frame>Lights lights the scene. </text:p>
      <text:p text:style-name="P10"/>
      <text:p text:style-name="P11">The lights that you add here lights the rendered scene. Not the scene in the viewport. Viewport lighting is managed in the viewport shading panel.</text:p>
      <text:p text:style-name="P10"/>
      <text:p text:style-name="P11">Lights can be further adjusted in the properties editor.</text:p>
      <text:h text:style-name="Heading_20_2" text:outline-level="2"><text:bookmark-start text:name="__RefHeading___Toc4949_2860383765"/>Point<text:bookmark-end text:name="__RefHeading___Toc4949_2860383765"/></text:h>
      <text:p text:style-name="P39"><text:span text:style-name="T12">Point</text:span> creates a <text:span text:style-name="T30">Point Light. A point light shines into all directions.</text:span></text:p>
      <text:h text:style-name="Heading_20_2" text:outline-level="2"><text:bookmark-start text:name="__RefHeading___Toc1341_153360717411"/>Sun<text:bookmark-end text:name="__RefHeading___Toc1341_153360717411"/></text:h>
      <text:p text:style-name="P39"><text:span text:style-name="T12">Sun </text:span>creates a <text:span text:style-name="T30">light that behaves like a sun. It's a directional light.</text:span></text:p>
      <text:h text:style-name="Heading_20_2" text:outline-level="2"><text:bookmark-start text:name="__RefHeading___Toc1343_153360717411"/><text:soft-page-break/>Spot<text:bookmark-end text:name="__RefHeading___Toc1343_153360717411"/></text:h>
      <text:p text:style-name="P39"><text:span text:style-name="T12">Spot</text:span> creates a <text:span text:style-name="T30">Spot light. It's a directional light.</text:span></text:p>
      <text:h text:style-name="Heading_20_2" text:outline-level="2"><text:bookmark-start text:name="__RefHeading___Toc1347_153360717411"/>Area<text:bookmark-end text:name="__RefHeading___Toc1347_153360717411"/></text:h>
      <text:p text:style-name="P39"><text:span text:style-name="T12">Area</text:span> creates an Area<text:span text:style-name="T30"> light. It's a directional light.</text:span></text:p>
      <text:h text:style-name="P119" text:outline-level="3"><draw:frame draw:style-name="fr3" draw:name="Bild58" text:anchor-type="paragraph" svg:y="0.071cm" svg:width="4.77cm" svg:height="3.881cm" draw:z-index="40"><draw:image xlink:href="Pictures/100002010000011A000000E58D95F542F5E223A5.png" xlink:type="simple" xlink:show="embed" xlink:actuate="onLoad" draw:mime-type="image/png"/></draw:frame><text:bookmark-start text:name="__RefHeading___Toc1349_153360717411"/><text:span text:style-name="T18">Last Operator Add </text:span><text:span text:style-name="T49">L</text:span><text:span text:style-name="T50">ight</text:span><text:bookmark-end text:name="__RefHeading___Toc1349_153360717411"/></text:h>
      <text:p text:style-name="P39">The Last Operator add panel is for all lights equal.</text:p>
      <text:p text:style-name="P64"><text:span text:style-name="T12">Type</text:span><text:span text:style-name="T29"> is a drop-down box where you can change the light type.<text:line-break/></text:span><text:span text:style-name="T5">Radius</text:span><text:span text:style-name="T18"> is in real the size of the lamp.<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object.<text:line-break/></text:span><text:span text:style-name="T5">Rotation</text:span><text:span text:style-name="T18"> defines the rotation of the object.</text:span></text:p>
      <text:p text:style-name="P43"/>
      <table:table table:name="Tabelle16" table:style-name="Tabelle16">
        <table:table-column table:style-name="Tabelle16.A"/>
        <table:table-row table:style-name="TableLine2562554361984">
          <table:table-cell table:style-name="Tabelle16.A1" office:value-type="string">
            <text:h text:style-name="P110" text:outline-level="1"><text:bookmark-start text:name="__RefHeading___Toc4951_2860383765"/>Light Probe<text:bookmark-end text:name="__RefHeading___Toc4951_2860383765"/></text:h>
          </table:table-cell>
        </table:table-row>
      </table:table>
      <text:p text:style-name="P12"><draw:frame draw:style-name="fr3" draw:name="Bild60" text:anchor-type="paragraph" svg:y="0.277cm" svg:width="2.76cm" svg:height="1.199cm" draw:z-index="42"><draw:image xlink:href="Pictures/10000201000000A3000000477859A43E0B13CAC9.png" xlink:type="simple" xlink:show="embed" xlink:actuate="onLoad" draw:mime-type="image/png"/></draw:frame></text:p>
      <text:p text:style-name="P43"><draw:frame draw:style-name="fr2" draw:name="Bild65" text:anchor-type="paragraph" svg:y="1.289cm" svg:width="5.791cm" svg:height="8.13cm" draw:z-index="47"><draw:image xlink:href="Pictures/1000020100000156000001E0046693DED0A5A3A0.png" xlink:type="simple" xlink:show="embed" xlink:actuate="onLoad" draw:mime-type="image/png"/></draw:frame><text:span text:style-name="T56">Light </text:span>Probe objects are used by <text:span text:style-name="T56">the </text:span>Eevee <text:span text:style-name="T56">render engine </text:span>as support objects. They <text:span text:style-name="T56">precompute </text:span>lighting information locally in order to light the scene using indirect lighting.<text:span text:style-name="T56"> Which speeds things up.</text:span></text:p>
      <text:p text:style-name="P43">There are three different <text:span text:style-name="T56">light </text:span>probe types. One for diffuse light lighting, two for specular lighting.</text:p>
      <text:p text:style-name="P66">Light probes are a feature for real time render engines. This means Light probes does not work for the other renderers in Bforartists. Just in Eeevee. </text:p>
      <text:p text:style-name="P66">The light probes can be further adjusted in the Properties Editor.</text:p>
      <text:p text:style-name="P66"/>
      <text:p text:style-name="P66"/>
      <text:p text:style-name="P66"/>
      <text:p text:style-name="P66"/>
      <text:p text:style-name="P66"/>
      <text:p text:style-name="P66"/>
      <text:p text:style-name="P77"><draw:frame draw:style-name="fr2" draw:name="Bild16" text:anchor-type="paragraph" svg:y="-0.058cm" svg:width="5.66cm" svg:height="3.281cm" draw:z-index="56"><draw:image xlink:href="Pictures/100002010000014E000000C20363466B9FE37F26.png" xlink:type="simple" xlink:show="embed" xlink:actuate="onLoad" draw:mime-type="image/png"/></draw:frame><text:span text:style-name="T60">To work with the light probes you need to bake them. </text:span>Baking lightpropbes happens <text:span text:style-name="T60">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text:soft-page-break/>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119" text:outline-level="3"><draw:frame draw:style-name="fr6" draw:name="Bild61" text:anchor-type="paragraph" svg:x="13.968cm" svg:y="0.423cm" svg:width="4.77cm" svg:height="3.881cm" draw:z-index="43"><draw:image xlink:href="Pictures/100002010000011D000000E8432F08F5EDD5A81F.png" xlink:type="simple" xlink:show="embed" xlink:actuate="onLoad" draw:mime-type="image/png"/></draw:frame><text:bookmark-start text:name="__RefHeading___Toc4959_2860383765"/><text:span text:style-name="T18">Last Operator Add </text:span><text:span text:style-name="T49">L</text:span><text:span text:style-name="T50">ight Probe</text:span><text:bookmark-end text:name="__RefHeading___Toc4959_2860383765"/></text:h>
      <text:p text:style-name="P39">The Last Operator add panel is for all light probes equal.</text:p>
      <text:p text:style-name="P64"><text:span text:style-name="T12">Type</text:span><text:span text:style-name="T29"> is a drop-down box where you can change the light type.<text:line-break/></text:span><text:span text:style-name="T5">Radius</text:span><text:span text:style-name="T18"> is in real the size of the light probe.<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object.<text:line-break/></text:span><text:span text:style-name="T5">Rotation</text:span><text:span text:style-name="T18"> defines the rotation of the object.</text:span></text:p>
      <text:p text:style-name="P66"/>
      <table:table table:name="Tabelle17" table:style-name="Tabelle17">
        <table:table-column table:style-name="Tabelle17.A"/>
        <table:table-row table:style-name="TableLine2562554374224">
          <table:table-cell table:style-name="Tabelle17.A1" office:value-type="string">
            <text:h text:style-name="P106" text:outline-level="1"><text:bookmark-start text:name="__RefHeading___Toc4961_2860383765"/>F<text:span text:style-name="T56">orce Field</text:span><text:bookmark-end text:name="__RefHeading___Toc4961_2860383765"/></text:h>
          </table:table-cell>
        </table:table-row>
      </table:table>
      <text:p text:style-name="P13"><draw:frame draw:style-name="fr5" draw:name="Bild62" text:anchor-type="paragraph" svg:y="0.542cm" svg:width="5.81cm" svg:height="6.699cm" draw:z-index="44"><draw:image xlink:href="Pictures/10000201000001570000018C4C23518213188073.png" xlink:type="simple" xlink:show="embed" xlink:actuate="onLoad" draw:mime-type="image/png"/></draw:frame></text:p>
      <text:p text:style-name="P46"><draw:frame draw:style-name="fr4" draw:name="Bild64" text:anchor-type="paragraph" svg:x="9.73cm" svg:y="0.032cm" svg:width="2.739cm" svg:height="4.979cm" draw:z-index="46"><draw:image xlink:href="Pictures/10000201000000A200000126AC769AD417AE4644.png" xlink:type="simple" xlink:show="embed" xlink:actuate="onLoad" draw:mime-type="image/png"/></draw:frame>A Force Field is for physical simulations. It provides you with tools to add different forces to objects. Wind, Smoke, Gravity, Magnetic, etc. .</text:p>
      <text:p text:style-name="P46"/>
      <text:p text:style-name="P46"/>
      <text:p text:style-name="P46"/>
      <text:p text:style-name="P46"/>
      <text:p text:style-name="P46"><text:line-break/>The added Force Fields can be further adjusted in the Properties panel.</text:p>
      <text:p text:style-name="P30"/>
      <text:p text:style-name="P50">A Force Field is internally also called Effector. So our Last Operator panel has the title Add Effector.</text:p>
      <text:p text:style-name="P50"/>
      <text:h text:style-name="Heading_20_2" text:outline-level="2"><draw:frame draw:style-name="fr3" draw:name="Bild63" text:anchor-type="paragraph" svg:y="0.016cm" svg:width="4.761cm" svg:height="3.881cm" draw:z-index="45"><draw:image xlink:href="Pictures/1000020100000119000000E5C014FEF572FBCA11.png" xlink:type="simple" xlink:show="embed" xlink:actuate="onLoad" draw:mime-type="image/png"/></draw:frame><text:bookmark-start text:name="__RefHeading___Toc1349_15336071741121"/>Last Operator Add Effector<text:bookmark-end text:name="__RefHeading___Toc1349_15336071741121"/></text:h>
      <text:p text:style-name="P64"><text:span text:style-name="T13">Type</text:span><text:span text:style-name="T18"> is a drop-down box where you can define the type of Effector.<text:line-break/></text:span><text:span text:style-name="T5">Radius</text:span><text:span text:style-name="T18"> is in real the size of the Effector.<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Effector.<text:line-break/></text:span><text:span text:style-name="T5">Rotation</text:span><text:span text:style-name="T18"> defines the rotation of the Effector.</text:span></text:p>
      <text:p text:style-name="P67"/>
      <table:table table:name="Tabelle18" table:style-name="Tabelle18">
        <table:table-column table:style-name="Tabelle18.A"/>
        <text:soft-page-break/>
        <table:table-row table:style-name="TableLine2562554385376">
          <table:table-cell table:style-name="Tabelle18.A1" office:value-type="string">
            <text:h text:style-name="P112" text:outline-level="1"><text:bookmark-start text:name="__RefHeading___Toc4963_2860383765"/><text:span text:style-name="T46">C</text:span><text:span text:style-name="T48">ollection Instance</text:span><text:bookmark-end text:name="__RefHeading___Toc4963_2860383765"/></text:h>
          </table:table-cell>
        </table:table-row>
      </table:table>
      <text:p text:style-name="P14"><draw:frame draw:style-name="fr3" draw:name="Bild67" text:anchor-type="paragraph" svg:y="0.46cm" svg:width="5.639cm" svg:height="2.78cm" draw:z-index="49"><draw:image xlink:href="Pictures/100002010000014D000000A4326EE8EBFE262681.png" xlink:type="simple" xlink:show="embed" xlink:actuate="onLoad" draw:mime-type="image/png"/></draw:frame></text:p>
      <text:p text:style-name="P15">Add an instance of an existing collection. By default it is just one. But the menu lists all available collections in the scene. </text:p>
      <text:p text:style-name="P14"/>
      <text:p text:style-name="P14"/>
      <text:p text:style-name="P14"/>
      <text:p text:style-name="P14"/>
      <text:h text:style-name="P117" text:outline-level="2"><draw:frame draw:style-name="fr3" draw:name="Bild66" text:anchor-type="paragraph" svg:y="0.499cm" svg:width="4.761cm" svg:height="3.881cm" draw:z-index="48"><draw:image xlink:href="Pictures/100002010000011B000000E6470D45DEAF3EE455.png" xlink:type="simple" xlink:show="embed" xlink:actuate="onLoad" draw:mime-type="image/png"/></draw:frame><text:bookmark-start text:name="__RefHeading___Toc4965_2860383765"/><text:span text:style-name="T18">Last Operator Add </text:span><text:span text:style-name="T51">C</text:span><text:span text:style-name="T52">ollection Instance</text:span><text:bookmark-end text:name="__RefHeading___Toc4965_2860383765"/></text:h>
      <text:p text:style-name="P67"><text:span text:style-name="T13">N</text:span><text:span text:style-name="T17">ame</text:span><text:span text:style-name="T57"> Name your new collection.<text:line-break/>Radius A drop down box choose the collection.<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collection.<text:line-break/></text:span><text:span text:style-name="T5">Rotation</text:span><text:span text:style-name="T18"> defines the rotation of the collection.</text:span></text:p>
      <text:p text:style-name="P67"/>
      <text:p text:style-name="P14"/>
      <table:table table:name="Tabelle19" table:style-name="Tabelle19">
        <table:table-column table:style-name="Tabelle19.A"/>
        <table:table-row table:style-name="TableLine2562554379664">
          <table:table-cell table:style-name="Tabelle19.A1" office:value-type="string">
            <text:h text:style-name="P107" text:outline-level="1"><text:bookmark-start text:name="__RefHeading___Toc4967_2860383765"/>C<text:span text:style-name="T57">reate Isocam</text:span><text:bookmark-end text:name="__RefHeading___Toc4967_2860383765"/></text:h>
          </table:table-cell>
        </table:table-row>
      </table:table>
      <text:p text:style-name="P14"/>
      <text:p text:style-name="P15">The add menu is also a common menu where addons adds their entries. Create Isocam is such an add-on. It comes with Bforartists, and is activated by default.</text:p>
      <text:p text:style-name="P15"/>
      <text:p text:style-name="P15">Create Isocam is a script that creates an orthographic camera with which you can render isometric views for 2d isometric games. You can of course set the whole thing up by hand. This script saves you the work though.</text:p>
      <text:p text:style-name="P15"/>
      <text:h text:style-name="Heading_20_2" text:outline-level="2"><draw:frame draw:style-name="fr2" draw:name="Bild68" text:anchor-type="paragraph" svg:y="0.041cm" svg:width="6.773cm" svg:height="4.339cm" draw:z-index="50"><draw:image xlink:href="Pictures/1000000000000100000000A4DF4487F4CE9941BB.png" xlink:type="simple" xlink:show="embed" xlink:actuate="onLoad" draw:mime-type="image/png"/></draw:frame><text:bookmark-start text:name="__RefHeading___Toc4969_2860383765"/>True Isocam<text:bookmark-end text:name="__RefHeading___Toc4969_2860383765"/></text:h>
      <text:p text:style-name="P68">C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Game Isocam<text:bookmark-end text:name="__RefHeading___Toc4971_2860383765"/></text:h>
      <text:p text:style-name="P68"><draw:frame draw:style-name="fr2" draw:name="Bild69" text:anchor-type="paragraph" svg:y="-0.175cm" svg:width="8.467cm" svg:height="2.54cm" draw:z-index="51"><draw:image xlink:href="Pictures/10000000000001400000006005DA0DF449BA5265.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67"/>
      <text:p text:style-name="P68"><draw:frame draw:style-name="fr2" draw:name="Bild70" text:anchor-type="paragraph" svg:y="-0.164cm" svg:width="8.467cm" svg:height="2.117cm" draw:z-index="52"><draw:image xlink:href="Pictures/10000000000001400000005089C5E5316E6196CB.png" xlink:type="simple" xlink:show="embed" xlink:actuate="onLoad" draw:mime-type="image/png"/></draw:frame>With the angle of 60 degrees for the camera we get a fitting result for an isometric game tile with the common 2:1 ratio.</text:p>
      <text:h text:style-name="Heading_20_2" text:outline-level="2"><text:bookmark-start text:name="__RefHeading___Toc4973_2860383765"/><text:soft-page-break/>GameIso4to3cam<text:bookmark-end text:name="__RefHeading___Toc4973_2860383765"/></text:h>
      <text:p text:style-name="Text_20_body"><draw:frame draw:style-name="fr2" draw:name="Bild71" text:anchor-type="paragraph" svg:y="1.104cm" svg:width="8.043cm" svg:height="2.963cm" draw:z-index="53"><draw:image xlink:href="Pictures/100000000000013000000070B72859DE782A619F.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68">Adds a ground plane that fits into the camera view of the iso cams.</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style style:name="MT2"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text:span text:style-name="MT2">port</text:span> - Header - Add Menu</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11M1S</meta:editing-duration>
    <meta:editing-cycles>603</meta:editing-cycles>
    <meta:generator>LibreOffice/7.0.4.2$Windows_X86_64 LibreOffice_project/dcf040e67528d9187c66b2379df5ea4407429775</meta:generator>
    <dc:date>2021-05-16T10:10:45.779000000</dc:date>
    <meta:document-statistic meta:table-count="23" meta:image-count="72" meta:object-count="0" meta:page-count="23" meta:paragraph-count="413" meta:word-count="4972" meta:character-count="27469" meta:non-whitespace-character-count="22838"/>
    <meta:template xlink:type="simple" xlink:actuate="onRequest" xlink:title="standard1cm" xlink:href="../../../AppData/Roaming/LibreOffice/4/user/template/standard1cm.ott" meta:date="2016-03-29T10:15:31.334000000"/>
  </office:meta>
</office:document-meta>
</file>